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3.54pt" svg:height="427.32pt" svg:x="229.83pt" svg:y="65.96pt">
            <loext:p draw:notify-on-update-of-ranges="Sheet1.B1:Sheet1.B38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65136" calcext:value-type="float">
            <text:p>65136</text:p>
          </table:table-cell>
          <table:table-cell table:formula="of:=(1/([.A1]/1000000))/256 *60" office:value-type="float" office:value="3.59824060427413" calcext:value-type="float">
            <text:p>3.5982406043</text:p>
          </table:table-cell>
          <table:table-cell office:value-type="float" office:value="10120" calcext:value-type="float">
            <text:p>10120</text:p>
          </table:table-cell>
          <table:table-cell office:value-type="float" office:value="752" calcext:value-type="float">
            <text:p>752</text:p>
          </table:table-cell>
          <table:table-cell office:value-type="float" office:value="51988" calcext:value-type="float">
            <text:p>51988</text:p>
          </table:table-cell>
        </table:table-row>
        <table:table-row table:style-name="ro1">
          <table:table-cell office:value-type="float" office:value="47688" calcext:value-type="float">
            <text:p>47688</text:p>
          </table:table-cell>
          <table:table-cell table:formula="of:=(1/([.A2]/1000000))/256 *60" office:value-type="float" office:value="4.91475842979366" calcext:value-type="float">
            <text:p>4.9147584298</text:p>
          </table:table-cell>
          <table:table-cell office:value-type="float" office:value="2688" calcext:value-type="float">
            <text:p>2688</text:p>
          </table:table-cell>
          <table:table-cell office:value-type="float" office:value="3252" calcext:value-type="float">
            <text:p>3252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13320" calcext:value-type="float">
            <text:p>13320</text:p>
          </table:table-cell>
          <table:table-cell table:formula="of:=(1/([.A3]/1000000))/256 *60" office:value-type="float" office:value="17.5957207207207" calcext:value-type="float">
            <text:p>17.5957207207</text:p>
          </table:table-cell>
          <table:table-cell office:value-type="float" office:value="1800" calcext:value-type="float">
            <text:p>1800</text:p>
          </table:table-cell>
          <table:table-cell office:value-type="float" office:value="2596" calcext:value-type="float">
            <text:p>259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table:formula="of:=(1/([.A4]/1000000))/256 *60" office:value-type="float" office:value="14.4926416027702" calcext:value-type="float">
            <text:p>14.4926416028</text:p>
          </table:table-cell>
          <table:table-cell office:value-type="float" office:value="1792" calcext:value-type="float">
            <text:p>1792</text:p>
          </table:table-cell>
          <table:table-cell office:value-type="float" office:value="2320" calcext:value-type="float">
            <text:p>232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table:formula="of:=(1/([.A5]/1000000))/256 *60" office:value-type="float" office:value="12.6143702906351" calcext:value-type="float">
            <text:p>12.6143702906</text:p>
          </table:table-cell>
          <table:table-cell office:value-type="float" office:value="1412" calcext:value-type="float">
            <text:p>1412</text:p>
          </table:table-cell>
          <table:table-cell office:value-type="float" office:value="2096" calcext:value-type="float">
            <text:p>209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8684" calcext:value-type="float">
            <text:p>18684</text:p>
          </table:table-cell>
          <table:table-cell table:formula="of:=(1/([.A6]/1000000))/256 *60" office:value-type="float" office:value="12.5441554271034" calcext:value-type="float">
            <text:p>12.5441554271</text:p>
          </table:table-cell>
          <table:table-cell office:value-type="float" office:value="1248" calcext:value-type="float">
            <text:p>1248</text:p>
          </table:table-cell>
          <table:table-cell office:value-type="float" office:value="1976" calcext:value-type="float">
            <text:p>197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  <table:table-cell table:formula="of:=(1/([.A7]/1000000))/256 *60" office:value-type="float" office:value="12.5602893890675" calcext:value-type="float">
            <text:p>12.5602893891</text:p>
          </table:table-cell>
          <table:table-cell office:value-type="float" office:value="1176" calcext:value-type="float">
            <text:p>1176</text:p>
          </table:table-cell>
          <table:table-cell office:value-type="float" office:value="1808" calcext:value-type="float">
            <text:p>18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formula="of:=(1/([.A8]/1000000))/256 *60" office:value-type="float" office:value="10.5975311991319" calcext:value-type="float">
            <text:p>10.5975311991</text:p>
          </table:table-cell>
          <table:table-cell office:value-type="float" office:value="1152" calcext:value-type="float">
            <text:p>1152</text:p>
          </table:table-cell>
          <table:table-cell office:value-type="float" office:value="1708" calcext:value-type="float">
            <text:p>170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6524" calcext:value-type="float">
            <text:p>16524</text:p>
          </table:table-cell>
          <table:table-cell table:formula="of:=(1/([.A9]/1000000))/256 *60" office:value-type="float" office:value="14.1839143064633" calcext:value-type="float">
            <text:p>14.1839143065</text:p>
          </table:table-cell>
          <table:table-cell office:value-type="float" office:value="1216" calcext:value-type="float">
            <text:p>1216</text:p>
          </table:table-cell>
          <table:table-cell office:value-type="float" office:value="1596" calcext:value-type="float">
            <text:p>159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1128" calcext:value-type="float">
            <text:p>11128</text:p>
          </table:table-cell>
          <table:table-cell table:formula="of:=(1/([.A10]/1000000))/256 *60" office:value-type="float" office:value="21.0617361610352" calcext:value-type="float">
            <text:p>21.061736161</text:p>
          </table:table-cell>
          <table:table-cell office:value-type="float" office:value="572" calcext:value-type="float">
            <text:p>572</text:p>
          </table:table-cell>
          <table:table-cell office:value-type="float" office:value="1536" calcext:value-type="float">
            <text:p>153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table:formula="of:=(1/([.A11]/1000000))/256 *60" office:value-type="float" office:value="44.3892045454546" calcext:value-type="float">
            <text:p>44.3892045455</text:p>
          </table:table-cell>
          <table:table-cell office:value-type="float" office:value="472" calcext:value-type="float">
            <text:p>472</text:p>
          </table:table-cell>
          <table:table-cell office:value-type="float" office:value="1428" calcext:value-type="float">
            <text:p>142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(1/([.A12]/1000000))/256 *60" office:value-type="float" office:value="62.0039682539683" calcext:value-type="float">
            <text:p>62.003968254</text:p>
          </table:table-cell>
          <table:table-cell office:value-type="float" office:value="456" calcext:value-type="float">
            <text:p>456</text:p>
          </table:table-cell>
          <table:table-cell office:value-type="float" office:value="1300" calcext:value-type="float">
            <text:p>13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(1/([.A13]/1000000))/256 *60" office:value-type="float" office:value="71.6305012224939" calcext:value-type="float">
            <text:p>71.6305012225</text:p>
          </table:table-cell>
          <table:table-cell office:value-type="float" office:value="424" calcext:value-type="float">
            <text:p>424</text:p>
          </table:table-cell>
          <table:table-cell office:value-type="float" office:value="1216" calcext:value-type="float">
            <text:p>121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(1/([.A14]/1000000))/256 *60" office:value-type="float" office:value="79.8279972752044" calcext:value-type="float">
            <text:p>79.8279972752</text:p>
          </table:table-cell>
          <table:table-cell office:value-type="float" office:value="420" calcext:value-type="float">
            <text:p>420</text:p>
          </table:table-cell>
          <table:table-cell office:value-type="float" office:value="1152" calcext:value-type="float">
            <text:p>115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(1/([.A15]/1000000))/256 *60" office:value-type="float" office:value="85.0417271407837" calcext:value-type="float">
            <text:p>85.0417271408</text:p>
          </table:table-cell>
          <table:table-cell office:value-type="float" office:value="396" calcext:value-type="float">
            <text:p>396</text:p>
          </table:table-cell>
          <table:table-cell office:value-type="float" office:value="1108" calcext:value-type="float">
            <text:p>110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(1/([.A16]/1000000))/256 *60" office:value-type="float" office:value="87.9786036036036" calcext:value-type="float">
            <text:p>87.9786036036</text:p>
          </table:table-cell>
          <table:table-cell office:value-type="float" office:value="388" calcext:value-type="float">
            <text:p>388</text:p>
          </table:table-cell>
          <table:table-cell office:value-type="float" office:value="1080" calcext:value-type="float">
            <text:p>10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(1/([.A17]/1000000))/256 *60" office:value-type="float" office:value="92.5651658767773" calcext:value-type="float">
            <text:p>92.5651658768</text:p>
          </table:table-cell>
          <table:table-cell office:value-type="float" office:value="388" calcext:value-type="float">
            <text:p>388</text:p>
          </table:table-cell>
          <table:table-cell office:value-type="float" office:value="1020" calcext:value-type="float">
            <text:p>10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(1/([.A18]/1000000))/256 *60" office:value-type="float" office:value="94.8118932038835" calcext:value-type="float">
            <text:p>94.8118932039</text:p>
          </table:table-cell>
          <table:table-cell office:value-type="float" office:value="376" calcext:value-type="float">
            <text:p>376</text:p>
          </table:table-cell>
          <table:table-cell office:value-type="float" office:value="984" calcext:value-type="float">
            <text:p>98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(1/([.A19]/1000000))/256 *60" office:value-type="float" office:value="99.4800509337861" calcext:value-type="float">
            <text:p>99.4800509338</text:p>
          </table:table-cell>
          <table:table-cell office:value-type="float" office:value="364" calcext:value-type="float">
            <text:p>364</text:p>
          </table:table-cell>
          <table:table-cell office:value-type="float" office:value="964" calcext:value-type="float">
            <text:p>96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(1/([.A20]/1000000))/256 *60" office:value-type="float" office:value="103.339947089947" calcext:value-type="float">
            <text:p>103.3399470899</text:p>
          </table:table-cell>
          <table:table-cell office:value-type="float" office:value="368" calcext:value-type="float">
            <text:p>368</text:p>
          </table:table-cell>
          <table:table-cell office:value-type="float" office:value="964" calcext:value-type="float">
            <text:p>96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(1/([.A21]/1000000))/256 *60" office:value-type="float" office:value="106.922901459854" calcext:value-type="float">
            <text:p>106.9229014599</text:p>
          </table:table-cell>
          <table:table-cell office:value-type="float" office:value="360" calcext:value-type="float">
            <text:p>360</text:p>
          </table:table-cell>
          <table:table-cell office:value-type="float" office:value="924" calcext:value-type="float">
            <text:p>92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(1/([.A22]/1000000))/256 *60" office:value-type="float" office:value="109.11312849162" calcext:value-type="float">
            <text:p>109.1131284916</text:p>
          </table:table-cell>
          <table:table-cell office:value-type="float" office:value="352" calcext:value-type="float">
            <text:p>352</text:p>
          </table:table-cell>
          <table:table-cell office:value-type="float" office:value="920" calcext:value-type="float">
            <text:p>92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(1/([.A23]/1000000))/256 *60" office:value-type="float" office:value="110.34604519774" calcext:value-type="float">
            <text:p>110.3460451977</text:p>
          </table:table-cell>
          <table:table-cell office:value-type="float" office:value="340" calcext:value-type="float">
            <text:p>340</text:p>
          </table:table-cell>
          <table:table-cell office:value-type="float" office:value="872" calcext:value-type="float">
            <text:p>8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(1/([.A24]/1000000))/256 *60" office:value-type="float" office:value="114.664872798434" calcext:value-type="float">
            <text:p>114.6648727984</text:p>
          </table:table-cell>
          <table:table-cell office:value-type="float" office:value="332" calcext:value-type="float">
            <text:p>332</text:p>
          </table:table-cell>
          <table:table-cell office:value-type="float" office:value="868" calcext:value-type="float">
            <text:p>86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(1/([.A25]/1000000))/256 *60" office:value-type="float" office:value="115.115422396857" calcext:value-type="float">
            <text:p>115.1154223969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(1/([.A26]/1000000))/256 *60" office:value-type="float" office:value="115.115422396857" calcext:value-type="float">
            <text:p>115.1154223969</text:p>
          </table:table-cell>
          <table:table-cell office:value-type="float" office:value="316" calcext:value-type="float">
            <text:p>316</text:p>
          </table:table-cell>
          <table:table-cell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(1/([.A27]/1000000))/256 *60" office:value-type="float" office:value="117.894869215292" calcext:value-type="float">
            <text:p>117.8948692153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(1/([.A28]/1000000))/256 *60" office:value-type="float" office:value="120.069159836066" calcext:value-type="float">
            <text:p>120.0691598361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(1/([.A29]/1000000))/256 *60" office:value-type="float" office:value="122.3251565762" calcext:value-type="float">
            <text:p>122.3251565762</text:p>
          </table:table-cell>
          <table:table-cell office:value-type="float" office:value="320" calcext:value-type="float">
            <text:p>320</text:p>
          </table:table-cell>
          <table:table-cell office:value-type="float" office:value="820" calcext:value-type="float">
            <text:p>82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(1/([.A30]/1000000))/256 *60" office:value-type="float" office:value="125.737660944206" calcext:value-type="float">
            <text:p>125.7376609442</text:p>
          </table:table-cell>
          <table:table-cell office:value-type="float" office:value="332" calcext:value-type="float">
            <text:p>332</text:p>
          </table:table-cell>
          <table:table-cell office:value-type="float" office:value="784" calcext:value-type="float">
            <text:p>78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(1/([.A31]/1000000))/256 *60" office:value-type="float" office:value="128.213894967177" calcext:value-type="float">
            <text:p>128.2138949672</text:p>
          </table:table-cell>
          <table:table-cell office:value-type="float" office:value="320" calcext:value-type="float">
            <text:p>320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1/([.A32]/1000000))/256 *60" office:value-type="float" office:value="130.789620535714" calcext:value-type="float">
            <text:p>130.7896205357</text:p>
          </table:table-cell>
          <table:table-cell office:value-type="float" office:value="316" calcext:value-type="float">
            <text:p>316</text:p>
          </table:table-cell>
          <table:table-cell office:value-type="float" office:value="768" calcext:value-type="float">
            <text:p>76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1/([.A33]/1000000))/256 *60" office:value-type="float" office:value="134.698275862069" calcext:value-type="float">
            <text:p>134.6982758621</text:p>
          </table:table-cell>
          <table:table-cell office:value-type="float" office:value="308" calcext:value-type="float">
            <text:p>308</text:p>
          </table:table-cell>
          <table:table-cell office:value-type="float" office:value="764" calcext:value-type="float">
            <text:p>7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1/([.A34]/1000000))/256 *60" office:value-type="float" office:value="137.544014084507" calcext:value-type="float">
            <text:p>137.5440140845</text:p>
          </table:table-cell>
          <table:table-cell office:value-type="float" office:value="308" calcext:value-type="float">
            <text:p>308</text:p>
          </table:table-cell>
          <table:table-cell office:value-type="float" office:value="760" calcext:value-type="float">
            <text:p>76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1/([.A35]/1000000))/256 *60" office:value-type="float" office:value="139.508928571429" calcext:value-type="float">
            <text:p>139.5089285714</text:p>
          </table:table-cell>
          <table:table-cell office:value-type="float" office:value="308" calcext:value-type="float">
            <text:p>308</text:p>
          </table:table-cell>
          <table:table-cell office:value-type="float" office:value="736" calcext:value-type="float">
            <text:p>73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(1/([.A36]/1000000))/256 *60" office:value-type="float" office:value="141.873486682809" calcext:value-type="float">
            <text:p>141.8734866828</text:p>
          </table:table-cell>
          <table:table-cell office:value-type="float" office:value="308" calcext:value-type="float">
            <text:p>308</text:p>
          </table:table-cell>
          <table:table-cell office:value-type="float" office:value="740" calcext:value-type="float">
            <text:p>7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1/([.A37]/1000000))/256 *60" office:value-type="float" office:value="144.675925925926" calcext:value-type="float">
            <text:p>144.6759259259</text:p>
          </table:table-cell>
          <table:table-cell office:value-type="float" office:value="304" calcext:value-type="float">
            <text:p>304</text:p>
          </table:table-cell>
          <table:table-cell office:value-type="float" office:value="732" calcext:value-type="float">
            <text:p>73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1/([.A38]/1000000))/256 *60" office:value-type="float" office:value="146.484375" calcext:value-type="float">
            <text:p>146.484375</text:p>
          </table:table-cell>
          <table:table-cell office:value-type="float" office:value="304" calcext:value-type="float">
            <text:p>304</text:p>
          </table:table-cell>
          <table:table-cell office:value-type="float" office:value="736" calcext:value-type="float">
            <text:p>73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(1/([.A39]/1000000))/256 *60" office:value-type="float" office:value="147.964015151515" calcext:value-type="float">
            <text:p>147.9640151515</text:p>
          </table:table-cell>
          <table:table-cell office:value-type="float" office:value="300" calcext:value-type="float">
            <text:p>300</text:p>
          </table:table-cell>
          <table:table-cell office:value-type="float" office:value="728" calcext:value-type="float">
            <text:p>72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(1/([.A40]/1000000))/256 *60" office:value-type="float" office:value="149.473852040816" calcext:value-type="float">
            <text:p>149.4738520408</text:p>
          </table:table-cell>
          <table:table-cell office:value-type="float" office:value="296" calcext:value-type="float">
            <text:p>296</text:p>
          </table:table-cell>
          <table:table-cell office:value-type="float" office:value="720" calcext:value-type="float">
            <text:p>72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1/([.A41]/1000000))/256 *60" office:value-type="float" office:value="152.191558441558" calcext:value-type="float">
            <text:p>152.1915584416</text:p>
          </table:table-cell>
          <table:table-cell office:value-type="float" office:value="292" calcext:value-type="float">
            <text:p>292</text:p>
          </table:table-cell>
          <table:table-cell office:value-type="float" office:value="704" calcext:value-type="float">
            <text:p>7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(1/([.A42]/1000000))/256 *60" office:value-type="float" office:value="152.986292428198" calcext:value-type="float">
            <text:p>152.9862924282</text:p>
          </table:table-cell>
          <table:table-cell office:value-type="float" office:value="292" calcext:value-type="float">
            <text:p>292</text:p>
          </table:table-cell>
          <table:table-cell office:value-type="float" office:value="712" calcext:value-type="float">
            <text:p>71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1/([.A43]/1000000))/256 *60" office:value-type="float" office:value="156.25" calcext:value-type="float">
            <text:p>156.25</text:p>
          </table:table-cell>
          <table:table-cell office:value-type="float" office:value="292" calcext:value-type="float">
            <text:p>292</text:p>
          </table:table-cell>
          <table:table-cell office:value-type="float" office:value="700" calcext:value-type="float">
            <text:p>70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(1/([.A44]/1000000))/256 *60" office:value-type="float" office:value="155.421087533157" calcext:value-type="float">
            <text:p>155.4210875332</text:p>
          </table:table-cell>
          <table:table-cell office:value-type="float" office:value="292" calcext:value-type="float">
            <text:p>292</text:p>
          </table:table-cell>
          <table:table-cell office:value-type="float" office:value="704" calcext:value-type="float">
            <text:p>7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1/([.A45]/1000000))/256 *60" office:value-type="float" office:value="160.971840659341" calcext:value-type="float">
            <text:p>160.9718406593</text:p>
          </table:table-cell>
          <table:table-cell office:value-type="float" office:value="280" calcext:value-type="float">
            <text:p>280</text:p>
          </table:table-cell>
          <table:table-cell office:value-type="float" office:value="696" calcext:value-type="float">
            <text:p>69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(1/([.A46]/1000000))/256 *60" office:value-type="float" office:value="157.934636118598" calcext:value-type="float">
            <text:p>157.9346361186</text:p>
          </table:table-cell>
          <table:table-cell office:value-type="float" office:value="276" calcext:value-type="float">
            <text:p>276</text:p>
          </table:table-cell>
          <table:table-cell office:value-type="float" office:value="696" calcext:value-type="float">
            <text:p>69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1/([.A47]/1000000))/256 *60" office:value-type="float" office:value="160.530821917808" calcext:value-type="float">
            <text:p>160.5308219178</text:p>
          </table:table-cell>
          <table:table-cell office:value-type="float" office:value="272" calcext:value-type="float">
            <text:p>272</text:p>
          </table:table-cell>
          <table:table-cell office:value-type="float" office:value="680" calcext:value-type="float">
            <text:p>68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1/([.A48]/1000000))/256 *60" office:value-type="float" office:value="160.971840659341" calcext:value-type="float">
            <text:p>160.9718406593</text:p>
          </table:table-cell>
          <table:table-cell office:value-type="float" office:value="276" calcext:value-type="float">
            <text:p>276</text:p>
          </table:table-cell>
          <table:table-cell office:value-type="float" office:value="672" calcext:value-type="float">
            <text:p>6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1/([.A49]/1000000))/256 *60" office:value-type="float" office:value="161.861187845304" calcext:value-type="float">
            <text:p>161.8611878453</text:p>
          </table:table-cell>
          <table:table-cell office:value-type="float" office:value="272" calcext:value-type="float">
            <text:p>272</text:p>
          </table:table-cell>
          <table:table-cell office:value-type="float" office:value="676" calcext:value-type="float">
            <text:p>67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1/([.A50]/1000000))/256 *60" office:value-type="float" office:value="161.861187845304" calcext:value-type="float">
            <text:p>161.8611878453</text:p>
          </table:table-cell>
          <table:table-cell office:value-type="float" office:value="268" calcext:value-type="float">
            <text:p>268</text:p>
          </table:table-cell>
          <table:table-cell office:value-type="float" office:value="680" calcext:value-type="float">
            <text:p>68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(1/([.A51]/1000000))/256 *60" office:value-type="float" office:value="163.66969273743" calcext:value-type="float">
            <text:p>163.6696927374</text:p>
          </table:table-cell>
          <table:table-cell office:value-type="float" office:value="268" calcext:value-type="float">
            <text:p>268</text:p>
          </table:table-cell>
          <table:table-cell office:value-type="float" office:value="664" calcext:value-type="float">
            <text:p>66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(1/([.A52]/1000000))/256 *60" office:value-type="float" office:value="165.51906779661" calcext:value-type="float">
            <text:p>165.5190677966</text:p>
          </table:table-cell>
          <table:table-cell office:value-type="float" office:value="268" calcext:value-type="float">
            <text:p>268</text:p>
          </table:table-cell>
          <table:table-cell office:value-type="float" office:value="664" calcext:value-type="float">
            <text:p>66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(1/([.A53]/1000000))/256 *60" office:value-type="float" office:value="165.052816901408" calcext:value-type="float">
            <text:p>165.0528169014</text:p>
          </table:table-cell>
          <table:table-cell office:value-type="float" office:value="264" calcext:value-type="float">
            <text:p>264</text:p>
          </table:table-cell>
          <table:table-cell office:value-type="float" office:value="648" calcext:value-type="float">
            <text:p>6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(1/([.A54]/1000000))/256 *60" office:value-type="float" office:value="166.459517045455" calcext:value-type="float">
            <text:p>166.4595170455</text:p>
          </table:table-cell>
          <table:table-cell office:value-type="float" office:value="268" calcext:value-type="float">
            <text:p>268</text:p>
          </table:table-cell>
          <table:table-cell office:value-type="float" office:value="656" calcext:value-type="float">
            <text:p>65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1/([.A55]/1000000))/256 *60" office:value-type="float" office:value="167.410714285714" calcext:value-type="float">
            <text:p>167.4107142857</text:p>
          </table:table-cell>
          <table:table-cell office:value-type="float" office:value="260" calcext:value-type="float">
            <text:p>260</text:p>
          </table:table-cell>
          <table:table-cell office:value-type="float" office:value="656" calcext:value-type="float">
            <text:p>65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1/([.A56]/1000000))/256 *60" office:value-type="float" office:value="167.410714285714" calcext:value-type="float">
            <text:p>167.4107142857</text:p>
          </table:table-cell>
          <table:table-cell office:value-type="float" office:value="264" calcext:value-type="float">
            <text:p>264</text:p>
          </table:table-cell>
          <table:table-cell office:value-type="float" office:value="652" calcext:value-type="float">
            <text:p>65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(1/([.A57]/1000000))/256 *60" office:value-type="float" office:value="168.858069164265" calcext:value-type="float">
            <text:p>168.8580691643</text:p>
          </table:table-cell>
          <table:table-cell office:value-type="float" office:value="264" calcext:value-type="float">
            <text:p>264</text:p>
          </table:table-cell>
          <table:table-cell office:value-type="float" office:value="644" calcext:value-type="float">
            <text:p>64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(1/([.A58]/1000000))/256 *60" office:value-type="float" office:value="167.890401146132" calcext:value-type="float">
            <text:p>167.8904011461</text:p>
          </table:table-cell>
          <table:table-cell office:value-type="float" office:value="260" calcext:value-type="float">
            <text:p>260</text:p>
          </table:table-cell>
          <table:table-cell office:value-type="float" office:value="640" calcext:value-type="float">
            <text:p>64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1/([.A59]/1000000))/256 *60" office:value-type="float" office:value="169.836956521739" calcext:value-type="float">
            <text:p>169.8369565217</text:p>
          </table:table-cell>
          <table:table-cell office:value-type="float" office:value="256" calcext:value-type="float">
            <text:p>256</text:p>
          </table:table-cell>
          <table:table-cell office:value-type="float" office:value="632" calcext:value-type="float">
            <text:p>63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(1/([.A60]/1000000))/256 *60" office:value-type="float" office:value="170.330668604651" calcext:value-type="float">
            <text:p>170.3306686047</text:p>
          </table:table-cell>
          <table:table-cell office:value-type="float" office:value="260" calcext:value-type="float">
            <text:p>260</text:p>
          </table:table-cell>
          <table:table-cell office:value-type="float" office:value="640" calcext:value-type="float">
            <text:p>64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(1/([.A61]/1000000))/256 *60" office:value-type="float" office:value="170.827259475219" calcext:value-type="float">
            <text:p>170.8272594752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1/([.A62]/1000000))/256 *60" office:value-type="float" office:value="171.326754385965" calcext:value-type="float">
            <text:p>171.326754386</text:p>
          </table:table-cell>
          <table:table-cell office:value-type="float" office:value="252" calcext:value-type="float">
            <text:p>252</text:p>
          </table:table-cell>
          <table:table-cell office:value-type="float" office:value="636" calcext:value-type="float">
            <text:p>63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1/([.A63]/1000000))/256 *60" office:value-type="float" office:value="171.326754385965" calcext:value-type="float">
            <text:p>171.326754386</text:p>
          </table:table-cell>
          <table:table-cell office:value-type="float" office:value="256" calcext:value-type="float">
            <text:p>256</text:p>
          </table:table-cell>
          <table:table-cell office:value-type="float" office:value="624" calcext:value-type="float">
            <text:p>6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1/([.A64]/1000000))/256 *60" office:value-type="float" office:value="171.326754385965" calcext:value-type="float">
            <text:p>171.326754386</text:p>
          </table:table-cell>
          <table:table-cell office:value-type="float" office:value="248" calcext:value-type="float">
            <text:p>248</text:p>
          </table:table-cell>
          <table:table-cell office:value-type="float" office:value="636" calcext:value-type="float">
            <text:p>63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(1/([.A65]/1000000))/256 *60" office:value-type="float" office:value="173.868694362018" calcext:value-type="float">
            <text:p>173.868694362</text:p>
          </table:table-cell>
          <table:table-cell office:value-type="float" office:value="248" calcext:value-type="float">
            <text:p>248</text:p>
          </table:table-cell>
          <table:table-cell office:value-type="float" office:value="628" calcext:value-type="float">
            <text:p>6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(1/([.A66]/1000000))/256 *60" office:value-type="float" office:value="172.842920353982" calcext:value-type="float">
            <text:p>172.842920354</text:p>
          </table:table-cell>
          <table:table-cell office:value-type="float" office:value="252" calcext:value-type="float">
            <text:p>252</text:p>
          </table:table-cell>
          <table:table-cell office:value-type="float" office:value="620" calcext:value-type="float">
            <text:p>6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(1/([.A67]/1000000))/256 *60" office:value-type="float" office:value="173.354289940828" calcext:value-type="float">
            <text:p>173.3542899408</text:p>
          </table:table-cell>
          <table:table-cell office:value-type="float" office:value="244" calcext:value-type="float">
            <text:p>244</text:p>
          </table:table-cell>
          <table:table-cell office:value-type="float" office:value="636" calcext:value-type="float">
            <text:p>6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1/([.A68]/1000000))/256 *60" office:value-type="float" office:value="175.430389221557" calcext:value-type="float">
            <text:p>175.4303892216</text:p>
          </table:table-cell>
          <table:table-cell office:value-type="float" office:value="240" calcext:value-type="float">
            <text:p>240</text:p>
          </table:table-cell>
          <table:table-cell office:value-type="float" office:value="616" calcext:value-type="float">
            <text:p>61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1/([.A69]/1000000))/256 *60" office:value-type="float" office:value="175.430389221557" calcext:value-type="float">
            <text:p>175.4303892216</text:p>
          </table:table-cell>
          <table:table-cell office:value-type="float" office:value="244" calcext:value-type="float">
            <text:p>244</text:p>
          </table:table-cell>
          <table:table-cell office:value-type="float" office:value="612" calcext:value-type="float">
            <text:p>6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(1/([.A70]/1000000))/256 *60" office:value-type="float" office:value="178.639481707317" calcext:value-type="float">
            <text:p>178.6394817073</text:p>
          </table:table-cell>
          <table:table-cell office:value-type="float" office:value="244" calcext:value-type="float">
            <text:p>244</text:p>
          </table:table-cell>
          <table:table-cell office:value-type="float" office:value="612" calcext:value-type="float">
            <text:p>61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(1/([.A71]/1000000))/256 *60" office:value-type="float" office:value="180.844907407407" calcext:value-type="float">
            <text:p>180.8449074074</text:p>
          </table:table-cell>
          <table:table-cell office:value-type="float" office:value="244" calcext:value-type="float">
            <text:p>244</text:p>
          </table:table-cell>
          <table:table-cell office:value-type="float" office:value="620" calcext:value-type="float">
            <text:p>6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(1/([.A72]/1000000))/256 *60" office:value-type="float" office:value="181.968167701863" calcext:value-type="float">
            <text:p>181.9681677019</text:p>
          </table:table-cell>
          <table:table-cell office:value-type="float" office:value="236" calcext:value-type="float">
            <text:p>236</text:p>
          </table:table-cell>
          <table:table-cell office:value-type="float" office:value="612" calcext:value-type="float">
            <text:p>6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(1/([.A73]/1000000))/256 *60" office:value-type="float" office:value="184.257075471698" calcext:value-type="float">
            <text:p>184.2570754717</text:p>
          </table:table-cell>
          <table:table-cell office:value-type="float" office:value="244" calcext:value-type="float">
            <text:p>244</text:p>
          </table:table-cell>
          <table:table-cell office:value-type="float" office:value="616" calcext:value-type="float">
            <text:p>6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1/([.A74]/1000000))/256 *60" office:value-type="float" office:value="186.011904761905" calcext:value-type="float">
            <text:p>186.0119047619</text:p>
          </table:table-cell>
          <table:table-cell office:value-type="float" office:value="236" calcext:value-type="float">
            <text:p>236</text:p>
          </table:table-cell>
          <table:table-cell office:value-type="float" office:value="596" calcext:value-type="float">
            <text:p>59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(1/([.A75]/1000000))/256 *60" office:value-type="float" office:value="187.800480769231" calcext:value-type="float">
            <text:p>187.8004807692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(1/([.A76]/1000000))/256 *60" office:value-type="float" office:value="191.482843137255" calcext:value-type="float">
            <text:p>191.4828431373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(1/([.A77]/1000000))/256 *60" office:value-type="float" office:value="192.110655737705" calcext:value-type="float">
            <text:p>192.1106557377</text:p>
          </table:table-cell>
          <table:table-cell office:value-type="float" office:value="240" calcext:value-type="float">
            <text:p>240</text:p>
          </table:table-cell>
          <table:table-cell office:value-type="float" office:value="612" calcext:value-type="float">
            <text:p>6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(1/([.A78]/1000000))/256 *60" office:value-type="float" office:value="195.965719063545" calcext:value-type="float">
            <text:p>195.9657190635</text:p>
          </table:table-cell>
          <table:table-cell office:value-type="float" office:value="236" calcext:value-type="float">
            <text:p>236</text:p>
          </table:table-cell>
          <table:table-cell office:value-type="float" office:value="600" calcext:value-type="float">
            <text:p>6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(1/([.A79]/1000000))/256 *60" office:value-type="float" office:value="197.951858108108" calcext:value-type="float">
            <text:p>197.9518581081</text:p>
          </table:table-cell>
          <table:table-cell office:value-type="float" office:value="240" calcext:value-type="float">
            <text:p>240</text:p>
          </table:table-cell>
          <table:table-cell office:value-type="float" office:value="592" calcext:value-type="float">
            <text:p>59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(1/([.A80]/1000000))/256 *60" office:value-type="float" office:value="199.298469387755" calcext:value-type="float">
            <text:p>199.2984693878</text:p>
          </table:table-cell>
          <table:table-cell office:value-type="float" office:value="240" calcext:value-type="float">
            <text:p>240</text:p>
          </table:table-cell>
          <table:table-cell office:value-type="float" office:value="592" calcext:value-type="float">
            <text:p>5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(1/([.A81]/1000000))/256 *60" office:value-type="float" office:value="200.66352739726" calcext:value-type="float">
            <text:p>200.6635273973</text:p>
          </table:table-cell>
          <table:table-cell office:value-type="float" office:value="240" calcext:value-type="float">
            <text:p>240</text:p>
          </table:table-cell>
          <table:table-cell office:value-type="float" office:value="592" calcext:value-type="float">
            <text:p>5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(1/([.A82]/1000000))/256 *60" office:value-type="float" office:value="201.353092783505" calcext:value-type="float">
            <text:p>201.3530927835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(1/([.A83]/1000000))/256 *60" office:value-type="float" office:value="204.159407665505" calcext:value-type="float">
            <text:p>204.1594076655</text:p>
          </table:table-cell>
          <table:table-cell office:value-type="float" office:value="232" calcext:value-type="float">
            <text:p>232</text:p>
          </table:table-cell>
          <table:table-cell office:value-type="float" office:value="600" calcext:value-type="float">
            <text:p>6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1/([.A84]/1000000))/256 *60" office:value-type="float" office:value="204.873251748252" calcext:value-type="float">
            <text:p>204.8732517483</text:p>
          </table:table-cell>
          <table:table-cell office:value-type="float" office:value="236" calcext:value-type="float">
            <text:p>236</text:p>
          </table:table-cell>
          <table:table-cell office:value-type="float" office:value="584" calcext:value-type="float">
            <text:p>5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1/([.A85]/1000000))/256 *60" office:value-type="float" office:value="204.873251748252" calcext:value-type="float">
            <text:p>204.8732517483</text:p>
          </table:table-cell>
          <table:table-cell office:value-type="float" office:value="236" calcext:value-type="float">
            <text:p>236</text:p>
          </table:table-cell>
          <table:table-cell office:value-type="float" office:value="588" calcext:value-type="float">
            <text:p>58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(1/([.A86]/1000000))/256 *60" office:value-type="float" office:value="206.316021126761" calcext:value-type="float">
            <text:p>206.3160211268</text:p>
          </table:table-cell>
          <table:table-cell office:value-type="float" office:value="232" calcext:value-type="float">
            <text:p>232</text:p>
          </table:table-cell>
          <table:table-cell office:value-type="float" office:value="584" calcext:value-type="float">
            <text:p>5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(1/([.A87]/1000000))/256 *60" office:value-type="float" office:value="207.779255319149" calcext:value-type="float">
            <text:p>207.7792553191</text:p>
          </table:table-cell>
          <table:table-cell office:value-type="float" office:value="228" calcext:value-type="float">
            <text:p>228</text:p>
          </table:table-cell>
          <table:table-cell office:value-type="float" office:value="584" calcext:value-type="float">
            <text:p>5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1/([.A88]/1000000))/256 *60" office:value-type="float" office:value="208.518683274021" calcext:value-type="float">
            <text:p>208.518683274</text:p>
          </table:table-cell>
          <table:table-cell office:value-type="float" office:value="228" calcext:value-type="float">
            <text:p>228</text:p>
          </table:table-cell>
          <table:table-cell office:value-type="float" office:value="588" calcext:value-type="float">
            <text:p>58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1/([.A89]/1000000))/256 *60" office:value-type="float" office:value="208.518683274021" calcext:value-type="float">
            <text:p>208.518683274</text:p>
          </table:table-cell>
          <table:table-cell office:value-type="float" office:value="228" calcext:value-type="float">
            <text:p>228</text:p>
          </table:table-cell>
          <table:table-cell office:value-type="float" office:value="580" calcext:value-type="float">
            <text:p>5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1/([.A90]/1000000))/256 *60" office:value-type="float" office:value="209.263392857143" calcext:value-type="float">
            <text:p>209.2633928571</text:p>
          </table:table-cell>
          <table:table-cell office:value-type="float" office:value="228" calcext:value-type="float">
            <text:p>228</text:p>
          </table:table-cell>
          <table:table-cell office:value-type="float" office:value="576" calcext:value-type="float">
            <text:p>5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1/([.A91]/1000000))/256 *60" office:value-type="float" office:value="208.518683274021" calcext:value-type="float">
            <text:p>208.518683274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(1/([.A92]/1000000))/256 *60" office:value-type="float" office:value="213.845802919708" calcext:value-type="float">
            <text:p>213.8458029197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1/([.A93]/1000000))/256 *60" office:value-type="float" office:value="210.768884892086" calcext:value-type="float">
            <text:p>210.7688848921</text:p>
          </table:table-cell>
          <table:table-cell office:value-type="float" office:value="224" calcext:value-type="float">
            <text:p>224</text:p>
          </table:table-cell>
          <table:table-cell office:value-type="float" office:value="580" calcext:value-type="float">
            <text:p>58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1/([.A94]/1000000))/256 *60" office:value-type="float" office:value="212.296195652174" calcext:value-type="float">
            <text:p>212.2961956522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1/([.A95]/1000000))/256 *60" office:value-type="float" office:value="215.418198529412" calcext:value-type="float">
            <text:p>215.4181985294</text:p>
          </table:table-cell>
          <table:table-cell office:value-type="float" office:value="220" calcext:value-type="float">
            <text:p>220</text:p>
          </table:table-cell>
          <table:table-cell office:value-type="float" office:value="568" calcext:value-type="float">
            <text:p>56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1/([.A96]/1000000))/256 *60" office:value-type="float" office:value="210.768884892086" calcext:value-type="float">
            <text:p>210.7688848921</text:p>
          </table:table-cell>
          <table:table-cell office:value-type="float" office:value="224" calcext:value-type="float">
            <text:p>224</text:p>
          </table:table-cell>
          <table:table-cell office:value-type="float" office:value="572" calcext:value-type="float">
            <text:p>57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(1/([.A97]/1000000))/256 *60" office:value-type="float" office:value="217.82063197026" calcext:value-type="float">
            <text:p>217.8206319703</text:p>
          </table:table-cell>
          <table:table-cell office:value-type="float" office:value="220" calcext:value-type="float">
            <text:p>220</text:p>
          </table:table-cell>
          <table:table-cell office:value-type="float" office:value="556" calcext:value-type="float">
            <text:p>5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1/([.A98]/1000000))/256 *60" office:value-type="float" office:value="215.418198529412" calcext:value-type="float">
            <text:p>215.4181985294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1/([.A99]/1000000))/256 *60" office:value-type="float" office:value="216.213099630996" calcext:value-type="float">
            <text:p>216.213099631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1/([.A100]/1000000))/256 *60" office:value-type="float" office:value="216.213099630996" calcext:value-type="float">
            <text:p>216.213099631</text:p>
          </table:table-cell>
          <table:table-cell office:value-type="float" office:value="220" calcext:value-type="float">
            <text:p>220</text:p>
          </table:table-cell>
          <table:table-cell office:value-type="float" office:value="572" calcext:value-type="float">
            <text:p>57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1/([.A101]/1000000))/256 *60" office:value-type="float" office:value="220.277255639098" calcext:value-type="float">
            <text:p>220.2772556391</text:p>
          </table:table-cell>
          <table:table-cell office:value-type="float" office:value="220" calcext:value-type="float">
            <text:p>220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1/([.A102]/1000000))/256 *60" office:value-type="float" office:value="219.452247191011" calcext:value-type="float">
            <text:p>219.452247191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1/([.A103]/1000000))/256 *60" office:value-type="float" office:value="219.452247191011" calcext:value-type="float">
            <text:p>219.452247191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(1/([.A104]/1000000))/256 *60" office:value-type="float" office:value="221.108490566038" calcext:value-type="float">
            <text:p>221.108490566</text:p>
          </table:table-cell>
          <table:table-cell office:value-type="float" office:value="220" calcext:value-type="float">
            <text:p>220</text:p>
          </table:table-cell>
          <table:table-cell office:value-type="float" office:value="572" calcext:value-type="float">
            <text:p>57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1/([.A105]/1000000))/256 *60" office:value-type="float" office:value="219.452247191011" calcext:value-type="float">
            <text:p>219.452247191</text:p>
          </table:table-cell>
          <table:table-cell office:value-type="float" office:value="216" calcext:value-type="float">
            <text:p>216</text:p>
          </table:table-cell>
          <table:table-cell office:value-type="float" office:value="568" calcext:value-type="float">
            <text:p>56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1/([.A106]/1000000))/256 *60" office:value-type="float" office:value="220.277255639098" calcext:value-type="float">
            <text:p>220.2772556391</text:p>
          </table:table-cell>
          <table:table-cell office:value-type="float" office:value="216" calcext:value-type="float">
            <text:p>216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(1/([.A107]/1000000))/256 *60" office:value-type="float" office:value="224.497126436782" calcext:value-type="float">
            <text:p>224.4971264368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(1/([.A108]/1000000))/256 *60" office:value-type="float" office:value="221.946022727273" calcext:value-type="float">
            <text:p>221.9460227273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1/([.A109]/1000000))/256 *60" office:value-type="float" office:value="225.360576923077" calcext:value-type="float">
            <text:p>225.3605769231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1/([.A110]/1000000))/256 *60" office:value-type="float" office:value="225.360576923077" calcext:value-type="float">
            <text:p>225.3605769231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1/([.A111]/1000000))/256 *60" office:value-type="float" office:value="225.360576923077" calcext:value-type="float">
            <text:p>225.3605769231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(1/([.A112]/1000000))/256 *60" office:value-type="float" office:value="226.230694980695" calcext:value-type="float">
            <text:p>226.2306949807</text:p>
          </table:table-cell>
          <table:table-cell office:value-type="float" office:value="216" calcext:value-type="float">
            <text:p>216</text:p>
          </table:table-cell>
          <table:table-cell office:value-type="float" office:value="560" calcext:value-type="float">
            <text:p>5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1/([.A113]/1000000))/256 *60" office:value-type="float" office:value="228.8818359375" calcext:value-type="float">
            <text:p>228.8818359375</text:p>
          </table:table-cell>
          <table:table-cell office:value-type="float" office:value="212" calcext:value-type="float">
            <text:p>212</text:p>
          </table:table-cell>
          <table:table-cell office:value-type="float" office:value="556" calcext:value-type="float">
            <text:p>5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1/([.A114]/1000000))/256 *60" office:value-type="float" office:value="228.8818359375" calcext:value-type="float">
            <text:p>228.8818359375</text:p>
          </table:table-cell>
          <table:table-cell office:value-type="float" office:value="216" calcext:value-type="float">
            <text:p>216</text:p>
          </table:table-cell>
          <table:table-cell office:value-type="float" office:value="544" calcext:value-type="float">
            <text:p>54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1/([.A115]/1000000))/256 *60" office:value-type="float" office:value="230.68405511811" calcext:value-type="float">
            <text:p>230.6840551181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1/([.A116]/1000000))/256 *60" office:value-type="float" office:value="230.68405511811" calcext:value-type="float">
            <text:p>230.6840551181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1/([.A117]/1000000))/256 *60" office:value-type="float" office:value="233.441235059761" calcext:value-type="float">
            <text:p>233.4412350598</text:p>
          </table:table-cell>
          <table:table-cell office:value-type="float" office:value="212" calcext:value-type="float">
            <text:p>212</text:p>
          </table:table-cell>
          <table:table-cell office:value-type="float" office:value="556" calcext:value-type="float">
            <text:p>5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1/([.A118]/1000000))/256 *60" office:value-type="float" office:value="233.441235059761" calcext:value-type="float">
            <text:p>233.4412350598</text:p>
          </table:table-cell>
          <table:table-cell office:value-type="float" office:value="212" calcext:value-type="float">
            <text:p>212</text:p>
          </table:table-cell>
          <table:table-cell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1/([.A119]/1000000))/256 *60" office:value-type="float" office:value="234.375" calcext:value-type="float">
            <text:p>234.375</text:p>
          </table:table-cell>
          <table:table-cell office:value-type="float" office:value="212" calcext:value-type="float">
            <text:p>212</text:p>
          </table:table-cell>
          <table:table-cell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1/([.A120]/1000000))/256 *60" office:value-type="float" office:value="235.316265060241" calcext:value-type="float">
            <text:p>235.3162650602</text:p>
          </table:table-cell>
          <table:table-cell office:value-type="float" office:value="212" calcext:value-type="float">
            <text:p>212</text:p>
          </table:table-cell>
          <table:table-cell office:value-type="float" office:value="544" calcext:value-type="float">
            <text:p>5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1/([.A121]/1000000))/256 *60" office:value-type="float" office:value="238.185975609756" calcext:value-type="float">
            <text:p>238.1859756098</text:p>
          </table:table-cell>
          <table:table-cell office:value-type="float" office:value="208" calcext:value-type="float">
            <text:p>208</text:p>
          </table:table-cell>
          <table:table-cell office:value-type="float" office:value="556" calcext:value-type="float">
            <text:p>5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1/([.A122]/1000000))/256 *60" office:value-type="float" office:value="238.185975609756" calcext:value-type="float">
            <text:p>238.1859756098</text:p>
          </table:table-cell>
          <table:table-cell office:value-type="float" office:value="208" calcext:value-type="float">
            <text:p>208</text:p>
          </table:table-cell>
          <table:table-cell office:value-type="float" office:value="552" calcext:value-type="float">
            <text:p>55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1/([.A123]/1000000))/256 *60" office:value-type="float" office:value="236.265120967742" calcext:value-type="float">
            <text:p>236.2651209677</text:p>
          </table:table-cell>
          <table:table-cell office:value-type="float" office:value="212" calcext:value-type="float">
            <text:p>212</text:p>
          </table:table-cell>
          <table:table-cell office:value-type="float" office:value="536" calcext:value-type="float">
            <text:p>5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1/([.A124]/1000000))/256 *60" office:value-type="float" office:value="240.138319672131" calcext:value-type="float">
            <text:p>240.1383196721</text:p>
          </table:table-cell>
          <table:table-cell office:value-type="float" office:value="208" calcext:value-type="float">
            <text:p>208</text:p>
          </table:table-cell>
          <table:table-cell office:value-type="float" office:value="536" calcext:value-type="float">
            <text:p>53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1/([.A125]/1000000))/256 *60" office:value-type="float" office:value="241.126543209877" calcext:value-type="float">
            <text:p>241.1265432099</text:p>
          </table:table-cell>
          <table:table-cell office:value-type="float" office:value="208" calcext:value-type="float">
            <text:p>208</text:p>
          </table:table-cell>
          <table:table-cell office:value-type="float" office:value="544" calcext:value-type="float">
            <text:p>5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1/([.A126]/1000000))/256 *60" office:value-type="float" office:value="241.126543209877" calcext:value-type="float">
            <text:p>241.1265432099</text:p>
          </table:table-cell>
          <table:table-cell office:value-type="float" office:value="204" calcext:value-type="float">
            <text:p>204</text:p>
          </table:table-cell>
          <table:table-cell office:value-type="float" office:value="552" calcext:value-type="float">
            <text:p>5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1/([.A127]/1000000))/256 *60" office:value-type="float" office:value="245.162133891213" calcext:value-type="float">
            <text:p>245.1621338912</text:p>
          </table:table-cell>
          <table:table-cell office:value-type="float" office:value="216" calcext:value-type="float">
            <text:p>216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1/([.A128]/1000000))/256 *60" office:value-type="float" office:value="243.127593360996" calcext:value-type="float">
            <text:p>243.127593361</text:p>
          </table:table-cell>
          <table:table-cell office:value-type="float" office:value="204" calcext:value-type="float">
            <text:p>204</text:p>
          </table:table-cell>
          <table:table-cell office:value-type="float" office:value="536" calcext:value-type="float">
            <text:p>5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1/([.A129]/1000000))/256 *60" office:value-type="float" office:value="246.192226890756" calcext:value-type="float">
            <text:p>246.1922268908</text:p>
          </table:table-cell>
          <table:table-cell office:value-type="float" office:value="204" calcext:value-type="float">
            <text:p>204</text:p>
          </table:table-cell>
          <table:table-cell office:value-type="float" office:value="540" calcext:value-type="float">
            <text:p>5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1/([.A130]/1000000))/256 *60" office:value-type="float" office:value="248.278601694915" calcext:value-type="float">
            <text:p>248.2786016949</text:p>
          </table:table-cell>
          <table:table-cell office:value-type="float" office:value="208" calcext:value-type="float">
            <text:p>208</text:p>
          </table:table-cell>
          <table:table-cell office:value-type="float" office:value="540" calcext:value-type="float">
            <text:p>5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1/([.A131]/1000000))/256 *60" office:value-type="float" office:value="250.400641025641" calcext:value-type="float">
            <text:p>250.4006410256</text:p>
          </table:table-cell>
          <table:table-cell office:value-type="float" office:value="208" calcext:value-type="float">
            <text:p>208</text:p>
          </table:table-cell>
          <table:table-cell office:value-type="float" office:value="540" calcext:value-type="float">
            <text:p>5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1/([.A132]/1000000))/256 *60" office:value-type="float" office:value="251.475321888412" calcext:value-type="float">
            <text:p>251.4753218884</text:p>
          </table:table-cell>
          <table:table-cell office:value-type="float" office:value="204" calcext:value-type="float">
            <text:p>204</text:p>
          </table:table-cell>
          <table:table-cell office:value-type="float" office:value="552" calcext:value-type="float">
            <text:p>55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1/([.A133]/1000000))/256 *60" office:value-type="float" office:value="251.475321888412" calcext:value-type="float">
            <text:p>251.4753218884</text:p>
          </table:table-cell>
          <table:table-cell office:value-type="float" office:value="212" calcext:value-type="float">
            <text:p>212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1/([.A134]/1000000))/256 *60" office:value-type="float" office:value="253.652597402597" calcext:value-type="float">
            <text:p>253.6525974026</text:p>
          </table:table-cell>
          <table:table-cell office:value-type="float" office:value="204" calcext:value-type="float">
            <text:p>204</text:p>
          </table:table-cell>
          <table:table-cell office:value-type="float" office:value="532" calcext:value-type="float">
            <text:p>5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1/([.A135]/1000000))/256 *60" office:value-type="float" office:value="253.652597402597" calcext:value-type="float">
            <text:p>253.6525974026</text:p>
          </table:table-cell>
          <table:table-cell office:value-type="float" office:value="204" calcext:value-type="float">
            <text:p>204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1/([.A136]/1000000))/256 *60" office:value-type="float" office:value="255.867903930131" calcext:value-type="float">
            <text:p>255.8679039301</text:p>
          </table:table-cell>
          <table:table-cell office:value-type="float" office:value="204" calcext:value-type="float">
            <text:p>204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1/([.A137]/1000000))/256 *60" office:value-type="float" office:value="256.990131578947" calcext:value-type="float">
            <text:p>256.9901315789</text:p>
          </table:table-cell>
          <table:table-cell office:value-type="float" office:value="208" calcext:value-type="float">
            <text:p>208</text:p>
          </table:table-cell>
          <table:table-cell office:value-type="float" office:value="540" calcext:value-type="float">
            <text:p>5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1/([.A138]/1000000))/256 *60" office:value-type="float" office:value="256.990131578947" calcext:value-type="float">
            <text:p>256.9901315789</text:p>
          </table:table-cell>
          <table:table-cell office:value-type="float" office:value="204" calcext:value-type="float">
            <text:p>204</text:p>
          </table:table-cell>
          <table:table-cell office:value-type="float" office:value="532" calcext:value-type="float">
            <text:p>5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1/([.A139]/1000000))/256 *60" office:value-type="float" office:value="261.579241071429" calcext:value-type="float">
            <text:p>261.5792410714</text:p>
          </table:table-cell>
          <table:table-cell office:value-type="float" office:value="200" calcext:value-type="float">
            <text:p>200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1/([.A140]/1000000))/256 *60" office:value-type="float" office:value="262.752242152466" calcext:value-type="float">
            <text:p>262.7522421525</text:p>
          </table:table-cell>
          <table:table-cell office:value-type="float" office:value="204" calcext:value-type="float">
            <text:p>204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1/([.A141]/1000000))/256 *60" office:value-type="float" office:value="260.416666666667" calcext:value-type="float">
            <text:p>260.4166666667</text:p>
          </table:table-cell>
          <table:table-cell office:value-type="float" office:value="204" calcext:value-type="float">
            <text:p>204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1/([.A142]/1000000))/256 *60" office:value-type="float" office:value="263.935810810811" calcext:value-type="float">
            <text:p>263.9358108108</text:p>
          </table:table-cell>
          <table:table-cell office:value-type="float" office:value="204" calcext:value-type="float">
            <text:p>204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1/([.A143]/1000000))/256 *60" office:value-type="float" office:value="263.935810810811" calcext:value-type="float">
            <text:p>263.9358108108</text:p>
          </table:table-cell>
          <table:table-cell office:value-type="float" office:value="196" calcext:value-type="float">
            <text:p>196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1/([.A144]/1000000))/256 *60" office:value-type="float" office:value="265.130090497738" calcext:value-type="float">
            <text:p>265.1300904977</text:p>
          </table:table-cell>
          <table:table-cell office:value-type="float" office:value="200" calcext:value-type="float">
            <text:p>200</text:p>
          </table:table-cell>
          <table:table-cell office:value-type="float" office:value="532" calcext:value-type="float">
            <text:p>53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1/([.A145]/1000000))/256 *60" office:value-type="float" office:value="267.551369863014" calcext:value-type="float">
            <text:p>267.551369863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1/([.A146]/1000000))/256 *60" office:value-type="float" office:value="271.267361111111" calcext:value-type="float">
            <text:p>271.2673611111</text:p>
          </table:table-cell>
          <table:table-cell office:value-type="float" office:value="196" calcext:value-type="float">
            <text:p>196</text:p>
          </table:table-cell>
          <table:table-cell office:value-type="float" office:value="520" calcext:value-type="float">
            <text:p>5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1/([.A147]/1000000))/256 *60" office:value-type="float" office:value="266.335227272727" calcext:value-type="float">
            <text:p>266.3352272727</text:p>
          </table:table-cell>
          <table:table-cell office:value-type="float" office:value="196" calcext:value-type="float">
            <text:p>196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48]/1000000))/256 *60" office:value-type="float" office:value="272.529069767442" calcext:value-type="float">
            <text:p>272.5290697674</text:p>
          </table:table-cell>
          <table:table-cell office:value-type="float" office:value="196" calcext:value-type="float">
            <text:p>196</text:p>
          </table:table-cell>
          <table:table-cell office:value-type="float" office:value="536" calcext:value-type="float">
            <text:p>53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49]/1000000))/256 *60" office:value-type="float" office:value="273.802570093458" calcext:value-type="float">
            <text:p>273.8025700935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1/([.A150]/1000000))/256 *60" office:value-type="float" office:value="271.267361111111" calcext:value-type="float">
            <text:p>271.2673611111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51]/1000000))/256 *60" office:value-type="float" office:value="272.529069767442" calcext:value-type="float">
            <text:p>272.5290697674</text:p>
          </table:table-cell>
          <table:table-cell office:value-type="float" office:value="196" calcext:value-type="float">
            <text:p>196</text:p>
          </table:table-cell>
          <table:table-cell office:value-type="float" office:value="516" calcext:value-type="float">
            <text:p>5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2]/1000000))/256 *60" office:value-type="float" office:value="275.088028169014" calcext:value-type="float">
            <text:p>275.088028169</text:p>
          </table:table-cell>
          <table:table-cell office:value-type="float" office:value="196" calcext:value-type="float">
            <text:p>19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3]/1000000))/256 *60" office:value-type="float" office:value="275.088028169014" calcext:value-type="float">
            <text:p>275.088028169</text:p>
          </table:table-cell>
          <table:table-cell office:value-type="float" office:value="200" calcext:value-type="float">
            <text:p>200</text:p>
          </table:table-cell>
          <table:table-cell office:value-type="float" office:value="536" calcext:value-type="float">
            <text:p>53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4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5]/1000000))/256 *60" office:value-type="float" office:value="275.088028169014" calcext:value-type="float">
            <text:p>275.088028169</text:p>
          </table:table-cell>
          <table:table-cell office:value-type="float" office:value="200" calcext:value-type="float">
            <text:p>200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56]/1000000))/256 *60" office:value-type="float" office:value="277.695497630332" calcext:value-type="float">
            <text:p>277.6954976303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57]/1000000))/256 *60" office:value-type="float" office:value="277.695497630332" calcext:value-type="float">
            <text:p>277.6954976303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8]/1000000))/256 *60" office:value-type="float" office:value="275.088028169014" calcext:value-type="float">
            <text:p>275.088028169</text:p>
          </table:table-cell>
          <table:table-cell office:value-type="float" office:value="196" calcext:value-type="float">
            <text:p>196</text:p>
          </table:table-cell>
          <table:table-cell office:value-type="float" office:value="520" calcext:value-type="float">
            <text:p>5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59]/1000000))/256 *60" office:value-type="float" office:value="277.695497630332" calcext:value-type="float">
            <text:p>277.6954976303</text:p>
          </table:table-cell>
          <table:table-cell office:value-type="float" office:value="192" calcext:value-type="float">
            <text:p>192</text:p>
          </table:table-cell>
          <table:table-cell office:value-type="float" office:value="528" calcext:value-type="float">
            <text:p>52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60]/1000000))/256 *60" office:value-type="float" office:value="275.088028169014" calcext:value-type="float">
            <text:p>275.088028169</text:p>
          </table:table-cell>
          <table:table-cell office:value-type="float" office:value="196" calcext:value-type="float">
            <text:p>196</text:p>
          </table:table-cell>
          <table:table-cell office:value-type="float" office:value="516" calcext:value-type="float">
            <text:p>51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161]/1000000))/256 *60" office:value-type="float" office:value="279.017857142857" calcext:value-type="float">
            <text:p>279.0178571429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62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63]/1000000))/256 *60" office:value-type="float" office:value="277.695497630332" calcext:value-type="float">
            <text:p>277.6954976303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64]/1000000))/256 *60" office:value-type="float" office:value="277.695497630332" calcext:value-type="float">
            <text:p>277.6954976303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1/([.A165]/1000000))/256 *60" office:value-type="float" office:value="276.385613207547" calcext:value-type="float">
            <text:p>276.3856132075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66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67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1/([.A168]/1000000))/256 *60" office:value-type="float" office:value="276.385613207547" calcext:value-type="float">
            <text:p>276.3856132075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69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0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71]/1000000))/256 *60" office:value-type="float" office:value="272.529069767442" calcext:value-type="float">
            <text:p>272.5290697674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72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173]/1000000))/256 *60" office:value-type="float" office:value="279.017857142857" calcext:value-type="float">
            <text:p>279.017857142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74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5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6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7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78]/1000000))/256 *60" office:value-type="float" office:value="272.529069767442" calcext:value-type="float">
            <text:p>272.5290697674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79]/1000000))/256 *60" office:value-type="float" office:value="273.802570093458" calcext:value-type="float">
            <text:p>273.8025700935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0]/1000000))/256 *60" office:value-type="float" office:value="275.088028169014" calcext:value-type="float">
            <text:p>275.088028169</text:p>
          </table:table-cell>
          <table:table-cell office:value-type="float" office:value="184" calcext:value-type="float">
            <text:p>184</text:p>
          </table:table-cell>
          <table:table-cell office:value-type="float" office:value="516" calcext:value-type="float">
            <text:p>5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81]/1000000))/256 *60" office:value-type="float" office:value="272.529069767442" calcext:value-type="float">
            <text:p>272.5290697674</text:p>
          </table:table-cell>
          <table:table-cell office:value-type="float" office:value="192" calcext:value-type="float">
            <text:p>192</text:p>
          </table:table-cell>
          <table:table-cell office:value-type="float" office:value="524" calcext:value-type="float">
            <text:p>5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82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3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08" calcext:value-type="float">
            <text:p>5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4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185]/1000000))/256 *60" office:value-type="float" office:value="279.017857142857" calcext:value-type="float">
            <text:p>279.0178571429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6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16" calcext:value-type="float">
            <text:p>5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1/([.A187]/1000000))/256 *60" office:value-type="float" office:value="280.352870813397" calcext:value-type="float">
            <text:p>280.3528708134</text:p>
          </table:table-cell>
          <table:table-cell office:value-type="float" office:value="188" calcext:value-type="float">
            <text:p>188</text:p>
          </table:table-cell>
          <table:table-cell office:value-type="float" office:value="524" calcext:value-type="float">
            <text:p>5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1/([.A188]/1000000))/256 *60" office:value-type="float" office:value="283.061594202899" calcext:value-type="float">
            <text:p>283.0615942029</text:p>
          </table:table-cell>
          <table:table-cell office:value-type="float" office:value="188" calcext:value-type="float">
            <text:p>188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1/([.A189]/1000000))/256 *60" office:value-type="float" office:value="281.700721153846" calcext:value-type="float">
            <text:p>281.7007211538</text:p>
          </table:table-cell>
          <table:table-cell office:value-type="float" office:value="184" calcext:value-type="float">
            <text:p>184</text:p>
          </table:table-cell>
          <table:table-cell office:value-type="float" office:value="496" calcext:value-type="float">
            <text:p>49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1/([.A190]/1000000))/256 *60" office:value-type="float" office:value="284.43567961165" calcext:value-type="float">
            <text:p>284.4356796117</text:p>
          </table:table-cell>
          <table:table-cell office:value-type="float" office:value="188" calcext:value-type="float">
            <text:p>188</text:p>
          </table:table-cell>
          <table:table-cell office:value-type="float" office:value="500" calcext:value-type="float">
            <text:p>5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1/([.A191]/1000000))/256 *60" office:value-type="float" office:value="285.823170731707" calcext:value-type="float">
            <text:p>285.8231707317</text:p>
          </table:table-cell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1/([.A192]/1000000))/256 *60" office:value-type="float" office:value="287.224264705882" calcext:value-type="float">
            <text:p>287.2242647059</text:p>
          </table:table-cell>
          <table:table-cell office:value-type="float" office:value="184" calcext:value-type="float">
            <text:p>184</text:p>
          </table:table-cell>
          <table:table-cell office:value-type="float" office:value="516" calcext:value-type="float">
            <text:p>5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1/([.A193]/1000000))/256 *60" office:value-type="float" office:value="288.639162561576" calcext:value-type="float">
            <text:p>288.6391625616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1/([.A194]/1000000))/256 *60" office:value-type="float" office:value="288.639162561576" calcext:value-type="float">
            <text:p>288.6391625616</text:p>
          </table:table-cell>
          <table:table-cell office:value-type="float" office:value="184" calcext:value-type="float">
            <text:p>184</text:p>
          </table:table-cell>
          <table:table-cell office:value-type="float" office:value="496" calcext:value-type="float">
            <text:p>49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1/([.A195]/1000000))/256 *60" office:value-type="float" office:value="285.823170731707" calcext:value-type="float">
            <text:p>285.8231707317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196]/1000000))/256 *60" office:value-type="float" office:value="291.511194029851" calcext:value-type="float">
            <text:p>291.5111940299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1/([.A197]/1000000))/256 *60" office:value-type="float" office:value="290.068069306931" calcext:value-type="float">
            <text:p>290.0680693069</text:p>
          </table:table-cell>
          <table:table-cell office:value-type="float" office:value="184" calcext:value-type="float">
            <text:p>184</text:p>
          </table:table-cell>
          <table:table-cell office:value-type="float" office:value="516" calcext:value-type="float">
            <text:p>5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198]/1000000))/256 *60" office:value-type="float" office:value="294.440954773869" calcext:value-type="float">
            <text:p>294.4409547739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199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200]/1000000))/256 *60" office:value-type="float" office:value="291.511194029851" calcext:value-type="float">
            <text:p>291.5111940299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01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202]/1000000))/256 *60" office:value-type="float" office:value="291.511194029851" calcext:value-type="float">
            <text:p>291.511194029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03]/1000000))/256 *60" office:value-type="float" office:value="294.440954773869" calcext:value-type="float">
            <text:p>294.4409547739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4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05]/1000000))/256 *60" office:value-type="float" office:value="294.440954773869" calcext:value-type="float">
            <text:p>294.4409547739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6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7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08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9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10]/1000000))/256 *60" office:value-type="float" office:value="298.947704081633" calcext:value-type="float">
            <text:p>298.9477040816</text:p>
          </table:table-cell>
          <table:table-cell office:value-type="float" office:value="184" calcext:value-type="float">
            <text:p>184</text:p>
          </table:table-cell>
          <table:table-cell office:value-type="float" office:value="496" calcext:value-type="float">
            <text:p>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1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12]/1000000))/256 *60" office:value-type="float" office:value="294.440954773869" calcext:value-type="float">
            <text:p>294.4409547739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3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14]/1000000))/256 *60" office:value-type="float" office:value="294.440954773869" calcext:value-type="float">
            <text:p>294.4409547739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5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16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7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18]/1000000))/256 *60" office:value-type="float" office:value="292.96875" calcext:value-type="float">
            <text:p>292.96875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19]/1000000))/256 *60" office:value-type="float" office:value="292.96875" calcext:value-type="float">
            <text:p>292.96875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20]/1000000))/256 *60" office:value-type="float" office:value="298.947704081633" calcext:value-type="float">
            <text:p>298.9477040816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1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22]/1000000))/256 *60" office:value-type="float" office:value="292.96875" calcext:value-type="float">
            <text:p>292.96875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23]/1000000))/256 *60" office:value-type="float" office:value="298.947704081633" calcext:value-type="float">
            <text:p>298.9477040816</text:p>
          </table:table-cell>
          <table:table-cell office:value-type="float" office:value="180" calcext:value-type="float">
            <text:p>180</text:p>
          </table:table-cell>
          <table:table-cell office:value-type="float" office:value="508" calcext:value-type="float">
            <text:p>50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24]/1000000))/256 *60" office:value-type="float" office:value="292.96875" calcext:value-type="float">
            <text:p>292.96875</text:p>
          </table:table-cell>
          <table:table-cell office:value-type="float" office:value="176" calcext:value-type="float">
            <text:p>176</text:p>
          </table:table-cell>
          <table:table-cell office:value-type="float" office:value="516" calcext:value-type="float">
            <text:p>5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5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6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7]/1000000))/256 *60" office:value-type="float" office:value="295.92803030303" calcext:value-type="float">
            <text:p>295.928030303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8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29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30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16" calcext:value-type="float">
            <text:p>5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31]/1000000))/256 *60" office:value-type="float" office:value="295.92803030303" calcext:value-type="float">
            <text:p>295.92803030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32]/1000000))/256 *60" office:value-type="float" office:value="298.947704081633" calcext:value-type="float">
            <text:p>298.9477040816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33]/1000000))/256 *60" office:value-type="float" office:value="295.92803030303" calcext:value-type="float">
            <text:p>295.92803030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1/([.A234]/1000000))/256 *60" office:value-type="float" office:value="297.430203045685" calcext:value-type="float">
            <text:p>297.4302030457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235]/1000000))/256 *60" office:value-type="float" office:value="303.594559585492" calcext:value-type="float">
            <text:p>303.5945595855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36]/1000000))/256 *60" office:value-type="float" office:value="298.947704081633" calcext:value-type="float">
            <text:p>298.9477040816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37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00" calcext:value-type="float">
            <text:p>5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38]/1000000))/256 *60" office:value-type="float" office:value="292.96875" calcext:value-type="float">
            <text:p>292.96875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1/([.A239]/1000000))/256 *60" office:value-type="float" office:value="302.029639175258" calcext:value-type="float">
            <text:p>302.029639175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40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241]/1000000))/256 *60" office:value-type="float" office:value="303.594559585492" calcext:value-type="float">
            <text:p>303.5945595855</text:p>
          </table:table-cell>
          <table:table-cell office:value-type="float" office:value="176" calcext:value-type="float">
            <text:p>176</text:p>
          </table:table-cell>
          <table:table-cell office:value-type="float" office:value="516" calcext:value-type="float">
            <text:p>5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42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1/([.A243]/1000000))/256 *60" office:value-type="float" office:value="306.773560209424" calcext:value-type="float">
            <text:p>306.7735602094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244]/1000000))/256 *60" office:value-type="float" office:value="303.594559585492" calcext:value-type="float">
            <text:p>303.5945595855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1/([.A245]/1000000))/256 *60" office:value-type="float" office:value="308.388157894737" calcext:value-type="float">
            <text:p>308.3881578947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1/([.A246]/1000000))/256 *60" office:value-type="float" office:value="305.17578125" calcext:value-type="float">
            <text:p>305.17578125</text:p>
          </table:table-cell>
          <table:table-cell office:value-type="float" office:value="172" calcext:value-type="float">
            <text:p>172</text:p>
          </table:table-cell>
          <table:table-cell office:value-type="float" office:value="516" calcext:value-type="float">
            <text:p>5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1/([.A247]/1000000))/256 *60" office:value-type="float" office:value="311.668882978723" calcext:value-type="float">
            <text:p>311.6688829787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1/([.A248]/1000000))/256 *60" office:value-type="float" office:value="308.388157894737" calcext:value-type="float">
            <text:p>308.3881578947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1/([.A249]/1000000))/256 *60" office:value-type="float" office:value="315.020161290323" calcext:value-type="float">
            <text:p>315.0201612903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1/([.A250]/1000000))/256 *60" office:value-type="float" office:value="313.335561497326" calcext:value-type="float">
            <text:p>313.335561497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1/([.A251]/1000000))/256 *60" office:value-type="float" office:value="315.020161290323" calcext:value-type="float">
            <text:p>315.0201612903</text:p>
          </table:table-cell>
          <table:table-cell office:value-type="float" office:value="176" calcext:value-type="float">
            <text:p>176</text:p>
          </table:table-cell>
          <table:table-cell office:value-type="float" office:value="520" calcext:value-type="float">
            <text:p>5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2]/1000000))/256 *60" office:value-type="float" office:value="316.722972972973" calcext:value-type="float">
            <text:p>316.722972973</text:p>
          </table:table-cell>
          <table:table-cell office:value-type="float" office:value="172" calcext:value-type="float">
            <text:p>172</text:p>
          </table:table-cell>
          <table:table-cell office:value-type="float" office:value="520" calcext:value-type="float">
            <text:p>5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3]/1000000))/256 *60" office:value-type="float" office:value="316.722972972973" calcext:value-type="float">
            <text:p>316.722972973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1/([.A254]/1000000))/256 *60" office:value-type="float" office:value="318.444293478261" calcext:value-type="float">
            <text:p>318.444293478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5]/1000000))/256 *60" office:value-type="float" office:value="316.722972972973" calcext:value-type="float">
            <text:p>316.72297297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1/([.A256]/1000000))/256 *60" office:value-type="float" office:value="313.335561497326" calcext:value-type="float">
            <text:p>313.335561497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257]/1000000))/256 *60" office:value-type="float" office:value="320.184426229508" calcext:value-type="float">
            <text:p>320.1844262295</text:p>
          </table:table-cell>
          <table:table-cell office:value-type="float" office:value="172" calcext:value-type="float">
            <text:p>172</text:p>
          </table:table-cell>
          <table:table-cell office:value-type="float" office:value="520" calcext:value-type="float">
            <text:p>5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8]/1000000))/256 *60" office:value-type="float" office:value="316.722972972973" calcext:value-type="float">
            <text:p>316.722972973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9]/1000000))/256 *60" office:value-type="float" office:value="316.722972972973" calcext:value-type="float">
            <text:p>316.722972973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260]/1000000))/256 *60" office:value-type="float" office:value="320.184426229508" calcext:value-type="float">
            <text:p>320.1844262295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261]/1000000))/256 *60" office:value-type="float" office:value="320.184426229508" calcext:value-type="float">
            <text:p>320.1844262295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1/([.A262]/1000000))/256 *60" office:value-type="float" office:value="323.722375690608" calcext:value-type="float">
            <text:p>323.7223756906</text:p>
          </table:table-cell>
          <table:table-cell office:value-type="float" office:value="172" calcext:value-type="float">
            <text:p>172</text:p>
          </table:table-cell>
          <table:table-cell office:value-type="float" office:value="520" calcext:value-type="float">
            <text:p>5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1/([.A263]/1000000))/256 *60" office:value-type="float" office:value="321.943681318681" calcext:value-type="float">
            <text:p>321.9436813187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1/([.A264]/1000000))/256 *60" office:value-type="float" office:value="323.722375690608" calcext:value-type="float">
            <text:p>323.7223756906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265]/1000000))/256 *60" office:value-type="float" office:value="325.520833333333" calcext:value-type="float">
            <text:p>325.520833333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266]/1000000))/256 *60" office:value-type="float" office:value="325.520833333333" calcext:value-type="float">
            <text:p>325.5208333333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267]/1000000))/256 *60" office:value-type="float" office:value="325.520833333333" calcext:value-type="float">
            <text:p>325.5208333333</text:p>
          </table:table-cell>
          <table:table-cell office:value-type="float" office:value="172" calcext:value-type="float">
            <text:p>172</text:p>
          </table:table-cell>
          <table:table-cell office:value-type="float" office:value="512" calcext:value-type="float">
            <text:p>5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68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1/([.A269]/1000000))/256 *60" office:value-type="float" office:value="327.33938547486" calcext:value-type="float">
            <text:p>327.3393854749</text:p>
          </table:table-cell>
          <table:table-cell office:value-type="float" office:value="172" calcext:value-type="float">
            <text:p>172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1/([.A270]/1000000))/256 *60" office:value-type="float" office:value="329.178370786517" calcext:value-type="float">
            <text:p>329.1783707865</text:p>
          </table:table-cell>
          <table:table-cell office:value-type="float" office:value="172" calcext:value-type="float">
            <text:p>172</text:p>
          </table:table-cell>
          <table:table-cell office:value-type="float" office:value="492" calcext:value-type="float">
            <text:p>4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71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1/([.A272]/1000000))/256 *60" office:value-type="float" office:value="329.178370786517" calcext:value-type="float">
            <text:p>329.1783707865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73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74]/1000000))/256 *60" office:value-type="float" office:value="331.03813559322" calcext:value-type="float">
            <text:p>331.0381355932</text:p>
          </table:table-cell>
          <table:table-cell office:value-type="float" office:value="172" calcext:value-type="float">
            <text:p>172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75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484" calcext:value-type="float">
            <text:p>48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76]/1000000))/256 *60" office:value-type="float" office:value="331.03813559322" calcext:value-type="float">
            <text:p>331.0381355932</text:p>
          </table:table-cell>
          <table:table-cell office:value-type="float" office:value="176" calcext:value-type="float">
            <text:p>176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77]/1000000))/256 *60" office:value-type="float" office:value="332.919034090909" calcext:value-type="float">
            <text:p>332.9190340909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78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79]/1000000))/256 *60" office:value-type="float" office:value="331.03813559322" calcext:value-type="float">
            <text:p>331.0381355932</text:p>
          </table:table-cell>
          <table:table-cell office:value-type="float" office:value="172" calcext:value-type="float">
            <text:p>172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0]/1000000))/256 *60" office:value-type="float" office:value="334.821428571429" calcext:value-type="float">
            <text:p>334.8214285714</text:p>
          </table:table-cell>
          <table:table-cell office:value-type="float" office:value="176" calcext:value-type="float">
            <text:p>176</text:p>
          </table:table-cell>
          <table:table-cell office:value-type="float" office:value="484" calcext:value-type="float">
            <text:p>48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281]/1000000))/256 *60" office:value-type="float" office:value="338.692196531792" calcext:value-type="float">
            <text:p>338.6921965318</text:p>
          </table:table-cell>
          <table:table-cell office:value-type="float" office:value="172" calcext:value-type="float">
            <text:p>172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82]/1000000))/256 *60" office:value-type="float" office:value="331.03813559322" calcext:value-type="float">
            <text:p>331.0381355932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1/([.A283]/1000000))/256 *60" office:value-type="float" office:value="336.745689655172" calcext:value-type="float">
            <text:p>336.7456896552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4]/1000000))/256 *60" office:value-type="float" office:value="334.821428571429" calcext:value-type="float">
            <text:p>334.8214285714</text:p>
          </table:table-cell>
          <table:table-cell office:value-type="float" office:value="176" calcext:value-type="float">
            <text:p>176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5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84" calcext:value-type="float">
            <text:p>4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6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7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8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9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0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91]/1000000))/256 *60" office:value-type="float" office:value="332.919034090909" calcext:value-type="float">
            <text:p>332.9190340909</text:p>
          </table:table-cell>
          <table:table-cell office:value-type="float" office:value="168" calcext:value-type="float">
            <text:p>168</text:p>
          </table:table-cell>
          <table:table-cell office:value-type="float" office:value="460" calcext:value-type="float">
            <text:p>4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2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3]/1000000))/256 *60" office:value-type="float" office:value="334.821428571429" calcext:value-type="float">
            <text:p>334.8214285714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4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95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6]/1000000))/256 *60" office:value-type="float" office:value="334.821428571429" calcext:value-type="float">
            <text:p>334.8214285714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7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98]/1000000))/256 *60" office:value-type="float" office:value="331.03813559322" calcext:value-type="float">
            <text:p>331.0381355932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299]/1000000))/256 *60" office:value-type="float" office:value="338.692196531792" calcext:value-type="float">
            <text:p>338.6921965318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300]/1000000))/256 *60" office:value-type="float" office:value="332.919034090909" calcext:value-type="float">
            <text:p>332.9190340909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01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302]/1000000))/256 *60" office:value-type="float" office:value="331.03813559322" calcext:value-type="float">
            <text:p>331.0381355932</text:p>
          </table:table-cell>
          <table:table-cell office:value-type="float" office:value="164" calcext:value-type="float">
            <text:p>164</text:p>
          </table:table-cell>
          <table:table-cell office:value-type="float" office:value="468" calcext:value-type="float">
            <text:p>46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303]/1000000))/256 *60" office:value-type="float" office:value="338.692196531792" calcext:value-type="float">
            <text:p>338.6921965318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304]/1000000))/256 *60" office:value-type="float" office:value="338.692196531792" calcext:value-type="float">
            <text:p>338.6921965318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05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1/([.A306]/1000000))/256 *60" office:value-type="float" office:value="342.65350877193" calcext:value-type="float">
            <text:p>342.6535087719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07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68" calcext:value-type="float">
            <text:p>46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08]/1000000))/256 *60" office:value-type="float" office:value="344.669117647059" calcext:value-type="float">
            <text:p>344.6691176471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1/([.A309]/1000000))/256 *60" office:value-type="float" office:value="342.65350877193" calcext:value-type="float">
            <text:p>342.6535087719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10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1]/1000000))/256 *60" office:value-type="float" office:value="344.669117647059" calcext:value-type="float">
            <text:p>344.6691176471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2]/1000000))/256 *60" office:value-type="float" office:value="344.669117647059" calcext:value-type="float">
            <text:p>344.6691176471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3]/1000000))/256 *60" office:value-type="float" office:value="348.772321428571" calcext:value-type="float">
            <text:p>348.7723214286</text:p>
          </table:table-cell>
          <table:table-cell office:value-type="float" office:value="172" calcext:value-type="float">
            <text:p>172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4]/1000000))/256 *60" office:value-type="float" office:value="344.669117647059" calcext:value-type="float">
            <text:p>344.6691176471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5]/1000000))/256 *60" office:value-type="float" office:value="348.772321428571" calcext:value-type="float">
            <text:p>348.7723214286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1/([.A316]/1000000))/256 *60" office:value-type="float" office:value="346.708579881657" calcext:value-type="float">
            <text:p>346.7085798817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7]/1000000))/256 *60" office:value-type="float" office:value="348.772321428571" calcext:value-type="float">
            <text:p>348.7723214286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8]/1000000))/256 *60" office:value-type="float" office:value="344.669117647059" calcext:value-type="float">
            <text:p>344.6691176471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9]/1000000))/256 *60" office:value-type="float" office:value="348.772321428571" calcext:value-type="float">
            <text:p>348.7723214286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20]/1000000))/256 *60" office:value-type="float" office:value="348.772321428571" calcext:value-type="float">
            <text:p>348.7723214286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1/([.A321]/1000000))/256 *60" office:value-type="float" office:value="350.860778443114" calcext:value-type="float">
            <text:p>350.8607784431</text:p>
          </table:table-cell>
          <table:table-cell office:value-type="float" office:value="160" calcext:value-type="float">
            <text:p>16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22]/1000000))/256 *60" office:value-type="float" office:value="348.772321428571" calcext:value-type="float">
            <text:p>348.7723214286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23]/1000000))/256 *60" office:value-type="float" office:value="344.669117647059" calcext:value-type="float">
            <text:p>344.6691176471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24]/1000000))/256 *60" office:value-type="float" office:value="348.772321428571" calcext:value-type="float">
            <text:p>348.7723214286</text:p>
          </table:table-cell>
          <table:table-cell office:value-type="float" office:value="168" calcext:value-type="float">
            <text:p>168</text:p>
          </table:table-cell>
          <table:table-cell office:value-type="float" office:value="484" calcext:value-type="float">
            <text:p>4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1/([.A325]/1000000))/256 *60" office:value-type="float" office:value="350.860778443114" calcext:value-type="float">
            <text:p>350.8607784431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1/([.A326]/1000000))/256 *60" office:value-type="float" office:value="352.974397590361" calcext:value-type="float">
            <text:p>352.9743975904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27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28]/1000000))/256 *60" office:value-type="float" office:value="355.113636363636" calcext:value-type="float">
            <text:p>355.1136363636</text:p>
          </table:table-cell>
          <table:table-cell office:value-type="float" office:value="168" calcext:value-type="float">
            <text:p>16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29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0]/1000000))/256 *60" office:value-type="float" office:value="355.113636363636" calcext:value-type="float">
            <text:p>355.1136363636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1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332]/1000000))/256 *60" office:value-type="float" office:value="357.278963414634" calcext:value-type="float">
            <text:p>357.2789634146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1/([.A333]/1000000))/256 *60" office:value-type="float" office:value="352.974397590361" calcext:value-type="float">
            <text:p>352.9743975904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4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5]/1000000))/256 *60" office:value-type="float" office:value="355.113636363636" calcext:value-type="float">
            <text:p>355.1136363636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6]/1000000))/256 *60" office:value-type="float" office:value="355.113636363636" calcext:value-type="float">
            <text:p>355.1136363636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337]/1000000))/256 *60" office:value-type="float" office:value="359.470858895706" calcext:value-type="float">
            <text:p>359.4708588957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8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339]/1000000))/256 *60" office:value-type="float" office:value="357.278963414634" calcext:value-type="float">
            <text:p>357.2789634146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340]/1000000))/256 *60" office:value-type="float" office:value="359.470858895706" calcext:value-type="float">
            <text:p>359.4708588957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41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342]/1000000))/256 *60" office:value-type="float" office:value="359.470858895706" calcext:value-type="float">
            <text:p>359.4708588957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343]/1000000))/256 *60" office:value-type="float" office:value="357.278963414634" calcext:value-type="float">
            <text:p>357.2789634146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1/([.A344]/1000000))/256 *60" office:value-type="float" office:value="363.936335403727" calcext:value-type="float">
            <text:p>363.9363354037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1/([.A345]/1000000))/256 *60" office:value-type="float" office:value="361.689814814815" calcext:value-type="float">
            <text:p>361.6898148148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46]/1000000))/256 *60" office:value-type="float" office:value="366.2109375" calcext:value-type="float">
            <text:p>366.2109375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1/([.A347]/1000000))/256 *60" office:value-type="float" office:value="361.689814814815" calcext:value-type="float">
            <text:p>361.6898148148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48]/1000000))/256 *60" office:value-type="float" office:value="370.846518987342" calcext:value-type="float">
            <text:p>370.8465189873</text:p>
          </table:table-cell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49]/1000000))/256 *60" office:value-type="float" office:value="366.2109375" calcext:value-type="float">
            <text:p>366.2109375</text:p>
          </table:table-cell>
          <table:table-cell office:value-type="float" office:value="160" calcext:value-type="float">
            <text:p>160</text:p>
          </table:table-cell>
          <table:table-cell office:value-type="float" office:value="516" calcext:value-type="float">
            <text:p>51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50]/1000000))/256 *60" office:value-type="float" office:value="366.2109375" calcext:value-type="float">
            <text:p>366.2109375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51]/1000000))/256 *60" office:value-type="float" office:value="370.846518987342" calcext:value-type="float">
            <text:p>370.8465189873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52]/1000000))/256 *60" office:value-type="float" office:value="366.2109375" calcext:value-type="float">
            <text:p>366.2109375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1/([.A353]/1000000))/256 *60" office:value-type="float" office:value="368.514150943396" calcext:value-type="float">
            <text:p>368.514150943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54]/1000000))/256 *60" office:value-type="float" office:value="370.846518987342" calcext:value-type="float">
            <text:p>370.8465189873</text:p>
          </table:table-cell>
          <table:table-cell office:value-type="float" office:value="164" calcext:value-type="float">
            <text:p>164</text:p>
          </table:table-cell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55]/1000000))/256 *60" office:value-type="float" office:value="373.208598726115" calcext:value-type="float">
            <text:p>373.2085987261</text:p>
          </table:table-cell>
          <table:table-cell office:value-type="float" office:value="156" calcext:value-type="float">
            <text:p>156</text:p>
          </table:table-cell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356]/1000000))/256 *60" office:value-type="float" office:value="375.600961538462" calcext:value-type="float">
            <text:p>375.6009615385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57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58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359]/1000000))/256 *60" office:value-type="float" office:value="375.600961538462" calcext:value-type="float">
            <text:p>375.6009615385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0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61]/1000000))/256 *60" office:value-type="float" office:value="370.846518987342" calcext:value-type="float">
            <text:p>370.8465189873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2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3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4]/1000000))/256 *60" office:value-type="float" office:value="373.208598726115" calcext:value-type="float">
            <text:p>373.2085987261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5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6]/1000000))/256 *60" office:value-type="float" office:value="373.208598726115" calcext:value-type="float">
            <text:p>373.2085987261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367]/1000000))/256 *60" office:value-type="float" office:value="375.600961538462" calcext:value-type="float">
            <text:p>375.6009615385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8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9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70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1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8" calcext:value-type="float">
            <text:p>5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72]/1000000))/256 *60" office:value-type="float" office:value="373.208598726115" calcext:value-type="float">
            <text:p>373.2085987261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3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4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75]/1000000))/256 *60" office:value-type="float" office:value="382.96568627451" calcext:value-type="float">
            <text:p>382.9656862745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6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16" calcext:value-type="float">
            <text:p>5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77]/1000000))/256 *60" office:value-type="float" office:value="380.478896103896" calcext:value-type="float">
            <text:p>380.4788961039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8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9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80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1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82]/1000000))/256 *60" office:value-type="float" office:value="380.478896103896" calcext:value-type="float">
            <text:p>380.4788961039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3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84]/1000000))/256 *60" office:value-type="float" office:value="382.96568627451" calcext:value-type="float">
            <text:p>382.9656862745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85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86]/1000000))/256 *60" office:value-type="float" office:value="380.478896103896" calcext:value-type="float">
            <text:p>380.4788961039</text:p>
          </table:table-cell>
          <table:table-cell office:value-type="float" office:value="160" calcext:value-type="float">
            <text:p>160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7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8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9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0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91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2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3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4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5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96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7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8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99]/1000000))/256 *60" office:value-type="float" office:value="380.478896103896" calcext:value-type="float">
            <text:p>380.4788961039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400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401]/1000000))/256 *60" office:value-type="float" office:value="378.024193548387" calcext:value-type="float">
            <text:p>378.0241935484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02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403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404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405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406]/1000000))/256 *60" office:value-type="float" office:value="380.478896103896" calcext:value-type="float">
            <text:p>380.4788961039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407]/1000000))/256 *60" office:value-type="float" office:value="382.96568627451" calcext:value-type="float">
            <text:p>382.965686274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08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09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10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1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2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13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4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5]/1000000))/256 *60" office:value-type="float" office:value="385.485197368421" calcext:value-type="float">
            <text:p>385.4851973684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6]/1000000))/256 *60" office:value-type="float" office:value="385.485197368421" calcext:value-type="float">
            <text:p>385.4851973684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17]/1000000))/256 *60" office:value-type="float" office:value="388.038079470199" calcext:value-type="float">
            <text:p>388.0380794702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8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9]/1000000))/256 *60" office:value-type="float" office:value="385.485197368421" calcext:value-type="float">
            <text:p>385.4851973684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20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421]/1000000))/256 *60" office:value-type="float" office:value="390.625" calcext:value-type="float">
            <text:p>390.625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22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23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1/([.A424]/1000000))/256 *60" office:value-type="float" office:value="393.246644295302" calcext:value-type="float">
            <text:p>393.246644295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425]/1000000))/256 *60" office:value-type="float" office:value="390.625" calcext:value-type="float">
            <text:p>390.625</text:p>
          </table:table-cell>
          <table:table-cell office:value-type="float" office:value="156" calcext:value-type="float">
            <text:p>156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1/([.A426]/1000000))/256 *60" office:value-type="float" office:value="395.903716216216" calcext:value-type="float">
            <text:p>395.9037162162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1/([.A427]/1000000))/256 *60" office:value-type="float" office:value="393.246644295302" calcext:value-type="float">
            <text:p>393.2466442953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1/([.A428]/1000000))/256 *60" office:value-type="float" office:value="395.903716216216" calcext:value-type="float">
            <text:p>395.9037162162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29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430]/1000000))/256 *60" office:value-type="float" office:value="390.625" calcext:value-type="float">
            <text:p>390.62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1]/1000000))/256 *60" office:value-type="float" office:value="404.094827586207" calcext:value-type="float">
            <text:p>404.0948275862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432]/1000000))/256 *60" office:value-type="float" office:value="398.59693877551" calcext:value-type="float">
            <text:p>398.5969387755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433]/1000000))/256 *60" office:value-type="float" office:value="398.59693877551" calcext:value-type="float">
            <text:p>398.5969387755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434]/1000000))/256 *60" office:value-type="float" office:value="398.59693877551" calcext:value-type="float">
            <text:p>398.5969387755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5]/1000000))/256 *60" office:value-type="float" office:value="404.094827586207" calcext:value-type="float">
            <text:p>404.0948275862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6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37]/1000000))/256 *60" office:value-type="float" office:value="409.746503496504" calcext:value-type="float">
            <text:p>409.7465034965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8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39]/1000000))/256 *60" office:value-type="float" office:value="406.901041666667" calcext:value-type="float">
            <text:p>406.9010416667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40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41]/1000000))/256 *60" office:value-type="float" office:value="406.901041666667" calcext:value-type="float">
            <text:p>406.9010416667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42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43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44]/1000000))/256 *60" office:value-type="float" office:value="415.558510638298" calcext:value-type="float">
            <text:p>415.5585106383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45]/1000000))/256 *60" office:value-type="float" office:value="412.632042253521" calcext:value-type="float">
            <text:p>412.6320422535</text:p>
          </table:table-cell>
          <table:table-cell office:value-type="float" office:value="156" calcext:value-type="float">
            <text:p>156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46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47]/1000000))/256 *60" office:value-type="float" office:value="418.526785714286" calcext:value-type="float">
            <text:p>418.5267857143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48]/1000000))/256 *60" office:value-type="float" office:value="412.632042253521" calcext:value-type="float">
            <text:p>412.6320422535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49]/1000000))/256 *60" office:value-type="float" office:value="415.558510638298" calcext:value-type="float">
            <text:p>415.5585106383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50]/1000000))/256 *60" office:value-type="float" office:value="412.632042253521" calcext:value-type="float">
            <text:p>412.6320422535</text:p>
          </table:table-cell>
          <table:table-cell office:value-type="float" office:value="156" calcext:value-type="float">
            <text:p>156</text:p>
          </table:table-cell>
          <table:table-cell office:value-type="float" office:value="464" calcext:value-type="float">
            <text:p>4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1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52]/1000000))/256 *60" office:value-type="float" office:value="415.558510638298" calcext:value-type="float">
            <text:p>415.5585106383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3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54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55]/1000000))/256 *60" office:value-type="float" office:value="409.746503496504" calcext:value-type="float">
            <text:p>409.7465034965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6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57]/1000000))/256 *60" office:value-type="float" office:value="415.558510638298" calcext:value-type="float">
            <text:p>415.558510638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8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59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60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1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2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3]/1000000))/256 *60" office:value-type="float" office:value="409.746503496504" calcext:value-type="float">
            <text:p>409.746503496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4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5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6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7]/1000000))/256 *60" office:value-type="float" office:value="409.746503496504" calcext:value-type="float">
            <text:p>409.746503496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8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9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70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71]/1000000))/256 *60" office:value-type="float" office:value="409.746503496504" calcext:value-type="float">
            <text:p>409.746503496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72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73]/1000000))/256 *60" office:value-type="float" office:value="415.558510638298" calcext:value-type="float">
            <text:p>415.558510638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74]/1000000))/256 *60" office:value-type="float" office:value="406.901041666667" calcext:value-type="float">
            <text:p>406.9010416667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75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76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77]/1000000))/256 *60" office:value-type="float" office:value="412.632042253521" calcext:value-type="float">
            <text:p>412.632042253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78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79]/1000000))/256 *60" office:value-type="float" office:value="424.592391304348" calcext:value-type="float">
            <text:p>424.5923913043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80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81]/1000000))/256 *60" office:value-type="float" office:value="421.537769784173" calcext:value-type="float">
            <text:p>421.5377697842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2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3]/1000000))/256 *60" office:value-type="float" office:value="418.526785714286" calcext:value-type="float">
            <text:p>418.5267857143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4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85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86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7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88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9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90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91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92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3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94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495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6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7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98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9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0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01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2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3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04]/1000000))/256 *60" office:value-type="float" office:value="424.592391304348" calcext:value-type="float">
            <text:p>424.5923913043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5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06]/1000000))/256 *60" office:value-type="float" office:value="421.537769784173" calcext:value-type="float">
            <text:p>421.5377697842</text:p>
          </table:table-cell>
          <table:table-cell office:value-type="float" office:value="152" calcext:value-type="float">
            <text:p>152</text:p>
          </table:table-cell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07]/1000000))/256 *60" office:value-type="float" office:value="424.592391304348" calcext:value-type="float">
            <text:p>424.5923913043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8]/1000000))/256 *60" office:value-type="float" office:value="427.691605839416" calcext:value-type="float">
            <text:p>427.691605839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9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10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1]/1000000))/256 *60" office:value-type="float" office:value="430.836397058824" calcext:value-type="float">
            <text:p>430.8363970588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12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13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14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15]/1000000))/256 *60" office:value-type="float" office:value="421.537769784173" calcext:value-type="float">
            <text:p>421.5377697842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6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7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8]/1000000))/256 *60" office:value-type="float" office:value="430.836397058824" calcext:value-type="float">
            <text:p>430.836397058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9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20]/1000000))/256 *60" office:value-type="float" office:value="430.836397058824" calcext:value-type="float">
            <text:p>430.8363970588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21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2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3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4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5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6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27]/1000000))/256 *60" office:value-type="float" office:value="430.836397058824" calcext:value-type="float">
            <text:p>430.8363970588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28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9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30]/1000000))/256 *60" office:value-type="float" office:value="430.836397058824" calcext:value-type="float">
            <text:p>430.8363970588</text:p>
          </table:table-cell>
          <table:table-cell office:value-type="float" office:value="156" calcext:value-type="float">
            <text:p>156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1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2]/1000000))/256 *60" office:value-type="float" office:value="437.266791044776" calcext:value-type="float">
            <text:p>437.2667910448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33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34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5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6]/1000000))/256 *60" office:value-type="float" office:value="440.554511278195" calcext:value-type="float">
            <text:p>440.5545112782</text:p>
          </table:table-cell>
          <table:table-cell office:value-type="float" office:value="156" calcext:value-type="float">
            <text:p>156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37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8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9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0]/1000000))/256 *60" office:value-type="float" office:value="437.266791044776" calcext:value-type="float">
            <text:p>437.2667910448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41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2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43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44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5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46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7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48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49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0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51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2]/1000000))/256 *60" office:value-type="float" office:value="440.554511278195" calcext:value-type="float">
            <text:p>440.554511278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53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4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55]/1000000))/256 *60" office:value-type="float" office:value="450.721153846154" calcext:value-type="float">
            <text:p>450.7211538462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56]/1000000))/256 *60" office:value-type="float" office:value="430.836397058824" calcext:value-type="float">
            <text:p>430.8363970588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57]/1000000))/256 *60" office:value-type="float" office:value="450.721153846154" calcext:value-type="float">
            <text:p>450.7211538462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8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59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0]/1000000))/256 *60" office:value-type="float" office:value="443.892045454545" calcext:value-type="float">
            <text:p>443.892045454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1]/1000000))/256 *60" office:value-type="float" office:value="443.892045454545" calcext:value-type="float">
            <text:p>443.892045454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2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3]/1000000))/256 *60" office:value-type="float" office:value="443.892045454545" calcext:value-type="float">
            <text:p>443.892045454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64]/1000000))/256 *60" office:value-type="float" office:value="450.721153846154" calcext:value-type="float">
            <text:p>450.721153846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5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6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67]/1000000))/256 *60" office:value-type="float" office:value="450.721153846154" calcext:value-type="float">
            <text:p>450.7211538462</text:p>
          </table:table-cell>
          <table:table-cell office:value-type="float" office:value="148" calcext:value-type="float">
            <text:p>148</text:p>
          </table:table-cell>
          <table:table-cell office:value-type="float" office:value="456" calcext:value-type="float">
            <text:p>4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68]/1000000))/256 *60" office:value-type="float" office:value="450.721153846154" calcext:value-type="float">
            <text:p>450.7211538462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1/([.A569]/1000000))/256 *60" office:value-type="float" office:value="454.21511627907" calcext:value-type="float">
            <text:p>454.2151162791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1/([.A570]/1000000))/256 *60" office:value-type="float" office:value="457.763671875" calcext:value-type="float">
            <text:p>457.76367187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1/([.A571]/1000000))/256 *60" office:value-type="float" office:value="454.21511627907" calcext:value-type="float">
            <text:p>454.2151162791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72]/1000000))/256 *60" office:value-type="float" office:value="461.36811023622" calcext:value-type="float">
            <text:p>461.368110236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73]/1000000))/256 *60" office:value-type="float" office:value="461.36811023622" calcext:value-type="float">
            <text:p>461.368110236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74]/1000000))/256 *60" office:value-type="float" office:value="461.36811023622" calcext:value-type="float">
            <text:p>461.3681102362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75]/1000000))/256 *60" office:value-type="float" office:value="465.029761904762" calcext:value-type="float">
            <text:p>465.0297619048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76]/1000000))/256 *60" office:value-type="float" office:value="465.029761904762" calcext:value-type="float">
            <text:p>465.0297619048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77]/1000000))/256 *60" office:value-type="float" office:value="468.75" calcext:value-type="float">
            <text:p>468.7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78]/1000000))/256 *60" office:value-type="float" office:value="468.75" calcext:value-type="float">
            <text:p>468.75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79]/1000000))/256 *60" office:value-type="float" office:value="465.029761904762" calcext:value-type="float">
            <text:p>465.029761904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80]/1000000))/256 *60" office:value-type="float" office:value="468.75" calcext:value-type="float">
            <text:p>468.75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81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582]/1000000))/256 *60" office:value-type="float" office:value="472.530241935484" calcext:value-type="float">
            <text:p>472.530241935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583]/1000000))/256 *60" office:value-type="float" office:value="472.530241935484" calcext:value-type="float">
            <text:p>472.530241935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84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85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586]/1000000))/256 *60" office:value-type="float" office:value="472.530241935484" calcext:value-type="float">
            <text:p>472.530241935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87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88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89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590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1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2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593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4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95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596]/1000000))/256 *60" office:value-type="float" office:value="492.384453781513" calcext:value-type="float">
            <text:p>492.384453781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597]/1000000))/256 *60" office:value-type="float" office:value="488.28125" calcext:value-type="float">
            <text:p>488.28125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598]/1000000))/256 *60" office:value-type="float" office:value="484.245867768595" calcext:value-type="float">
            <text:p>484.2458677686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9]/1000000))/256 *60" office:value-type="float" office:value="480.276639344262" calcext:value-type="float">
            <text:p>480.276639344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00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01]/1000000))/256 *60" office:value-type="float" office:value="484.245867768595" calcext:value-type="float">
            <text:p>484.2458677686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02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03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04]/1000000))/256 *60" office:value-type="float" office:value="492.384453781513" calcext:value-type="float">
            <text:p>492.3844537815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605]/1000000))/256 *60" office:value-type="float" office:value="480.276639344262" calcext:value-type="float">
            <text:p>480.276639344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06]/1000000))/256 *60" office:value-type="float" office:value="488.28125" calcext:value-type="float">
            <text:p>488.2812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07]/1000000))/256 *60" office:value-type="float" office:value="492.384453781513" calcext:value-type="float">
            <text:p>492.384453781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608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09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10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11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12]/1000000))/256 *60" office:value-type="float" office:value="488.28125" calcext:value-type="float">
            <text:p>488.28125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13]/1000000))/256 *60" office:value-type="float" office:value="492.384453781513" calcext:value-type="float">
            <text:p>492.384453781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14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15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16]/1000000))/256 *60" office:value-type="float" office:value="496.557203389831" calcext:value-type="float">
            <text:p>496.5572033898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17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18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19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20]/1000000))/256 *60" office:value-type="float" office:value="492.384453781513" calcext:value-type="float">
            <text:p>492.3844537815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1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22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3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4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5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26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7]/1000000))/256 *60" office:value-type="float" office:value="500.801282051282" calcext:value-type="float">
            <text:p>500.8012820513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8]/1000000))/256 *60" office:value-type="float" office:value="500.801282051282" calcext:value-type="float">
            <text:p>500.8012820513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9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30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31]/1000000))/256 *60" office:value-type="float" office:value="505.118534482759" calcext:value-type="float">
            <text:p>505.1185344828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32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33]/1000000))/256 *60" office:value-type="float" office:value="509.510869565218" calcext:value-type="float">
            <text:p>509.5108695652</text:p>
          </table:table-cell>
          <table:table-cell office:value-type="float" office:value="140" calcext:value-type="float">
            <text:p>14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34]/1000000))/256 *60" office:value-type="float" office:value="509.510869565218" calcext:value-type="float">
            <text:p>509.5108695652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35]/1000000))/256 *60" office:value-type="float" office:value="505.118534482759" calcext:value-type="float">
            <text:p>505.1185344828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36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637]/1000000))/256 *60" office:value-type="float" office:value="513.980263157895" calcext:value-type="float">
            <text:p>513.9802631579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1/([.A638]/1000000))/256 *60" office:value-type="float" office:value="518.528761061947" calcext:value-type="float">
            <text:p>518.5287610619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39]/1000000))/256 *60" office:value-type="float" office:value="505.118534482759" calcext:value-type="float">
            <text:p>505.1185344828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40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41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642]/1000000))/256 *60" office:value-type="float" office:value="513.980263157895" calcext:value-type="float">
            <text:p>513.9802631579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43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44]/1000000))/256 *60" office:value-type="float" office:value="505.118534482759" calcext:value-type="float">
            <text:p>505.1185344828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1/([.A645]/1000000))/256 *60" office:value-type="float" office:value="518.528761061947" calcext:value-type="float">
            <text:p>518.5287610619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46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647]/1000000))/256 *60" office:value-type="float" office:value="513.980263157895" calcext:value-type="float">
            <text:p>513.9802631579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48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49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0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1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2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3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54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5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56]/1000000))/256 *60" office:value-type="float" office:value="527.871621621622" calcext:value-type="float">
            <text:p>527.8716216216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7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58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9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60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61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62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63]/1000000))/256 *60" office:value-type="float" office:value="532.670454545455" calcext:value-type="float">
            <text:p>532.6704545455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64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65]/1000000))/256 *60" office:value-type="float" office:value="532.670454545455" calcext:value-type="float">
            <text:p>532.670454545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66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67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68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69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70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71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72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73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74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75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60" calcext:value-type="float">
            <text:p>4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76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77]/1000000))/256 *60" office:value-type="float" office:value="542.534722222222" calcext:value-type="float">
            <text:p>542.534722222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78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79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60" calcext:value-type="float">
            <text:p>4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80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1]/1000000))/256 *60" office:value-type="float" office:value="532.670454545455" calcext:value-type="float">
            <text:p>532.6704545455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82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3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4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685]/1000000))/256 *60" office:value-type="float" office:value="547.605140186916" calcext:value-type="float">
            <text:p>547.6051401869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86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87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8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9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90]/1000000))/256 *60" office:value-type="float" office:value="527.871621621622" calcext:value-type="float">
            <text:p>527.8716216216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1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92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93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4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95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6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97]/1000000))/256 *60" office:value-type="float" office:value="527.871621621622" calcext:value-type="float">
            <text:p>527.8716216216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8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9]/1000000))/256 *60" office:value-type="float" office:value="532.670454545455" calcext:value-type="float">
            <text:p>532.6704545455</text:p>
          </table:table-cell>
          <table:table-cell office:value-type="float" office:value="136" calcext:value-type="float">
            <text:p>136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0]/1000000))/256 *60" office:value-type="float" office:value="537.557339449541" calcext:value-type="float">
            <text:p>537.557339449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1]/1000000))/256 *60" office:value-type="float" office:value="537.557339449541" calcext:value-type="float">
            <text:p>537.5573394495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2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03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704]/1000000))/256 *60" office:value-type="float" office:value="527.871621621622" calcext:value-type="float">
            <text:p>527.8716216216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05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6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707]/1000000))/256 *60" office:value-type="float" office:value="532.670454545455" calcext:value-type="float">
            <text:p>532.6704545455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8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709]/1000000))/256 *60" office:value-type="float" office:value="532.670454545455" calcext:value-type="float">
            <text:p>532.6704545455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10]/1000000))/256 *60" office:value-type="float" office:value="542.534722222222" calcext:value-type="float">
            <text:p>542.5347222222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1]/1000000))/256 *60" office:value-type="float" office:value="547.605140186916" calcext:value-type="float">
            <text:p>547.6051401869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12]/1000000))/256 *60" office:value-type="float" office:value="542.534722222222" calcext:value-type="float">
            <text:p>542.5347222222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3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14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5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6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7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8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9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0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21]/1000000))/256 *60" office:value-type="float" office:value="552.771226415094" calcext:value-type="float">
            <text:p>552.7712264151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2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23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4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25]/1000000))/256 *60" office:value-type="float" office:value="552.771226415094" calcext:value-type="float">
            <text:p>552.7712264151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26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7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28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29]/1000000))/256 *60" office:value-type="float" office:value="558.035714285714" calcext:value-type="float">
            <text:p>558.0357142857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30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31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2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33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4]/1000000))/256 *60" office:value-type="float" office:value="558.035714285714" calcext:value-type="float">
            <text:p>558.0357142857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5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36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7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38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9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0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41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2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43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44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5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46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47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8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49]/1000000))/256 *60" office:value-type="float" office:value="568.871359223301" calcext:value-type="float">
            <text:p>568.8713592233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50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1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52]/1000000))/256 *60" office:value-type="float" office:value="552.771226415094" calcext:value-type="float">
            <text:p>552.7712264151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3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4]/1000000))/256 *60" office:value-type="float" office:value="558.035714285714" calcext:value-type="float">
            <text:p>558.0357142857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5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6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7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8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9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508" calcext:value-type="float">
            <text:p>5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60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1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2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3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64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5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6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7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68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9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0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71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2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3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4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75]/1000000))/256 *60" office:value-type="float" office:value="568.871359223301" calcext:value-type="float">
            <text:p>568.8713592233</text:p>
          </table:table-cell>
          <table:table-cell office:value-type="float" office:value="140" calcext:value-type="float">
            <text:p>140</text:p>
          </table:table-cell>
          <table:table-cell office:value-type="float" office:value="508" calcext:value-type="float">
            <text:p>5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76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77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78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9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80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81]/1000000))/256 *60" office:value-type="float" office:value="552.771226415094" calcext:value-type="float">
            <text:p>552.7712264151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82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83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84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85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86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87]/1000000))/256 *60" office:value-type="float" office:value="568.871359223301" calcext:value-type="float">
            <text:p>568.8713592233</text:p>
          </table:table-cell>
          <table:table-cell office:value-type="float" office:value="140" calcext:value-type="float">
            <text:p>140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88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89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0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1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2]/1000000))/256 *60" office:value-type="float" office:value="563.401442307692" calcext:value-type="float">
            <text:p>563.4014423077</text:p>
          </table:table-cell>
          <table:table-cell office:value-type="float" office:value="132" calcext:value-type="float">
            <text:p>132</text:p>
          </table:table-cell>
          <table:table-cell office:value-type="float" office:value="484" calcext:value-type="float">
            <text:p>4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3]/1000000))/256 *60" office:value-type="float" office:value="574.448529411765" calcext:value-type="float">
            <text:p>574.4485294118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4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68" calcext:value-type="float">
            <text:p>4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5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6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7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8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9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0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1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2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3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4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5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6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7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8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9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10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1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12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3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14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15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6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7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8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19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20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821]/1000000))/256 *60" office:value-type="float" office:value="563.401442307692" calcext:value-type="float">
            <text:p>563.401442307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22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23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24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25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26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27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28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29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0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1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32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33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34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35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6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37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38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9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40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41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42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43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44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45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46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47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48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49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0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1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2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3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54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5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56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7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8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59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60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61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62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3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64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65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6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7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8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9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7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71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72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73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74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75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76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7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78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7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80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8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82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883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84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85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86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8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88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8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9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91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95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898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99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0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02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05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0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2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3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3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35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36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3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39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94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4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942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43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46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95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51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54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60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63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6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1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2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7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9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8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8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82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8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8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988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9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993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996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97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99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00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0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02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04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05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0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1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1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14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15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2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21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2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25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2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3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33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3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35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36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3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4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4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4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1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2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5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9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6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6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62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6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64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6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6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67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68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6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7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71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72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7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7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75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76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77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78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79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8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81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82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8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8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8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86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87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88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8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0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1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2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3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9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5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6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7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98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00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1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02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3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04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5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6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07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8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0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10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11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1112]/1000000))/256 *60" office:value-type="float" office:value="665.838068181818" calcext:value-type="float">
            <text:p>665.838068181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13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1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15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1116]/1000000))/256 *60" office:value-type="float" office:value="665.838068181818" calcext:value-type="float">
            <text:p>665.838068181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17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18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19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0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1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2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3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5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6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7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8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9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30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1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2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1133]/1000000))/256 *60" office:value-type="float" office:value="665.838068181818" calcext:value-type="float">
            <text:p>665.838068181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4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5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6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37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38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39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40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1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42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3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44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5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4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7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48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9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5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5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54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56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158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6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170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7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7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81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85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95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96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98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01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0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03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0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08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1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1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1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13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1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5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1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1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8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9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2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2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23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24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2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28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3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3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33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36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39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1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4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5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6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5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5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5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6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5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7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8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7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71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7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7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5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7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7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7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9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81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8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83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84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8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9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92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9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0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0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13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1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1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2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2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29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33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3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3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3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47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35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53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357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58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66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6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7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7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73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7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5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6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77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79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8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81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3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84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5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6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87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8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8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90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39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94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39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96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98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40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0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1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1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1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3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3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36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3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3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4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4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4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5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5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58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6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68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7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7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475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7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79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8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8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8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8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90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9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9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49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99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0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0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0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0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0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05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06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0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0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0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1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1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12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1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14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5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1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1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21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2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2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4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2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2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2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2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30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3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3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33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3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3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36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37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3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39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4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41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43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4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50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5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5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58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6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6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66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6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71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7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7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7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7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8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58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8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8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9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594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9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598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0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03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05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0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08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0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10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1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1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16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2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2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2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2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30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31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3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3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34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3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3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3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3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3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0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41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3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44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4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6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47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5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1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53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4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5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5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5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6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6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64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6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6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77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7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9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8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9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9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9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96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97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699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0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0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0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13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1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1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23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26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2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2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3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34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3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3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3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4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4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4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43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4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4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4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4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4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4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5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5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5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5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6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64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6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68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6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7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7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7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77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7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8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84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8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8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8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9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9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9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9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0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0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0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0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1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14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17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1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2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21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2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2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27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2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30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3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32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3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3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3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3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37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38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3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4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45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4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7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8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49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5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54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5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5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859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61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64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6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6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7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8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8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8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8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8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8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85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8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8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8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8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9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894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9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9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0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0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0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0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1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1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1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1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2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4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42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4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51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5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5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5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5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58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6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7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7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7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81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8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8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8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95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00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1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200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04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06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0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9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11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1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1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1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1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19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2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2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2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2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2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3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3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36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3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38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3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40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4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43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4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4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4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53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5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5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59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6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63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6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6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7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7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7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7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79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8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82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83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8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9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9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9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9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9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0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0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0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08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0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11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1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15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1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1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2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9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3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3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34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35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3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4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4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4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4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5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5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5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5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5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6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6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6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6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6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7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7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7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7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8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8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8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18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8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8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0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9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9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9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9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0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0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0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0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0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1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1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1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1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1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2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2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2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2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2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0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3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3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3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3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3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45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5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5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5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5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6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6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6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6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6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6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7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7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4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7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7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7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8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8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8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8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8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8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8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8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8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8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0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9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9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9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9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9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9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0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0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0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0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0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0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1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1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13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1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1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17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2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2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2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2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2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2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3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3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3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3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3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41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4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4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4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4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4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1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52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5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5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5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5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5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6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6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6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6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6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6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7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4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7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8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38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8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8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8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8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9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1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9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9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9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9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0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01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02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03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0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0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0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0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0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0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1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1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1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1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2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27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3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3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4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4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4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4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5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5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6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6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6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7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72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7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7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7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7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8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8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9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9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9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9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50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01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0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50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0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1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1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17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1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1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5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7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0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3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2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3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7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3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1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5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1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5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8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6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1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62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65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67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68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69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70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71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72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73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74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75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76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577]/1000000))/256 *60" office:value-type="float" office:value="1065.34090909091" calcext:value-type="float">
            <text:p>1065.340909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78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79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0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81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2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3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4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585]/1000000))/256 *60" office:value-type="float" office:value="1065.34090909091" calcext:value-type="float">
            <text:p>1065.340909090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586]/1000000))/256 *60" office:value-type="float" office:value="1065.34090909091" calcext:value-type="float">
            <text:p>1065.340909090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87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588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9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90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91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2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93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4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595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6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597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98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9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0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601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2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3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604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05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6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7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8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9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610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1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12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3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4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5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16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17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18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9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0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21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2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3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4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25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6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7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28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29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0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1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32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3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4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5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6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37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8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9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0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41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2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43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4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4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46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7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48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49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50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1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2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53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4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56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57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8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59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0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61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62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3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4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66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7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8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69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0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1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2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3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4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5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6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7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8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9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0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1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2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3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4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8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86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87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88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89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0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1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92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3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4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5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6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97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8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69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00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01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02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03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04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05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0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07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08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09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10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11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2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13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4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15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6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17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9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0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1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2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23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4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5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27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0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1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2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4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5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7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8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9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0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1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42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4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4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6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7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0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51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2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54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55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5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57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5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60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62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6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6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6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6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77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8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83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85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78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79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0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4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5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8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11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1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1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1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30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44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5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5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5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5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5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63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68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7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7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7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8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8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88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87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88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8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89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0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0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0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03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0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0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0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0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0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0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1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1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1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1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1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1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20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2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2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2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2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2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92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2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2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3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3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3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3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3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4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4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4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4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4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5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5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5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295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6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6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6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8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8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8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8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9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9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9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300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1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2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2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2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3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3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3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3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3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3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4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4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4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05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5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5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5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5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6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6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6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7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7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7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7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7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7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9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9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9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9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0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0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0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0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0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1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1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1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1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1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1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2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2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2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2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3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3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3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3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4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4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4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5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5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5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6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16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16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6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6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16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7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7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1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1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1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0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0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1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21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1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2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2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3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3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4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5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5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5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25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26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8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8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8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9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9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29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9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9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0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30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0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0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1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31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2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2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3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4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6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6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7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8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8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9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9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0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0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1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1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1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1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3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3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3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3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3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4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4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5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5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5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6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7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7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8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8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9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0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0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0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0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0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1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1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2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3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3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4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4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4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5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5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5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5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6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7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8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9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9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0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1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2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2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2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3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3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4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5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6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7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7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68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682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8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8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693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9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0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03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0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09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1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1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24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3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3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3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40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44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50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5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5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5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6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67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69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72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7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7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7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77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7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82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8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9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9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80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80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30:35.583453519</meta:creation-date>
    <dc:date>2018-06-01T20:24:46.799990377</dc:date>
    <meta:editing-duration>P1DT3H12M46S</meta:editing-duration>
    <meta:editing-cycles>2</meta:editing-cycles>
    <meta:generator>LibreOffice/5.1.6.2$Linux_X86_64 LibreOffice_project/10m0$Build-2</meta:generator>
    <meta:document-statistic meta:table-count="1" meta:cell-count="10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98cm" svg:height="15.076cm" xlink:href=".." xlink:type="simple" chart:class="chart:line" chart:style-name="ch1">
        <chart:legend chart:legend-position="end" svg:x="19.735cm" svg:y="7.239cm" style:legend-expansion="high" chart:style-name="ch2"/>
        <chart:plot-area chart:style-name="ch3" table:cell-range-address="Sheet1.B1:Sheet1.B3801" svg:x="0.439cm" svg:y="0.301cm" svg:width="18.857cm" svg:height="14.474cm">
          <chartooo:coordinate-region svg:x="1.431cm" svg:y="0.301cm" svg:width="17.865cm" svg:height="13.2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801" chart:class="chart:line">
            <chart:data-point chart:repeated="38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824060427413">
                <text:p>3.59824060427413</text:p>
                <draw:g>
                  <svg:desc>Sheet1.B1:Sheet1.B3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1475842979366">
                <text:p>4.9147584297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5957207207207">
                <text:p>17.5957207207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26416027702">
                <text:p>14.4926416027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143702906351">
                <text:p>12.6143702906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441554271034">
                <text:p>12.5441554271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602893890675">
                <text:p>12.5602893890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75311991319">
                <text:p>10.597531199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839143064633">
                <text:p>14.1839143064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617361610352">
                <text:p>21.0617361610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3892045454546">
                <text:p>44.38920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0039682539683">
                <text:p>62.0039682539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.6305012224939">
                <text:p>71.6305012224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8279972752044">
                <text:p>79.8279972752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0417271407837">
                <text:p>85.0417271407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.9786036036036">
                <text:p>87.978603603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5651658767773">
                <text:p>92.5651658767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8118932038835">
                <text:p>94.8118932038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4800509337861">
                <text:p>99.4800509337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.339947089947">
                <text:p>103.339947089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.922901459854">
                <text:p>106.92290145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.11312849162">
                <text:p>109.11312849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34604519774">
                <text:p>110.34604519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.664872798434">
                <text:p>114.664872798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115422396857">
                <text:p>115.115422396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.115422396857">
                <text:p>115.115422396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.894869215292">
                <text:p>117.894869215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.069159836066">
                <text:p>120.069159836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.3251565762">
                <text:p>122.3251565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.737660944206">
                <text:p>125.737660944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213894967177">
                <text:p>128.213894967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.789620535714">
                <text:p>130.78962053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698275862069">
                <text:p>134.698275862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544014084507">
                <text:p>137.544014084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.508928571429">
                <text:p>139.5089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.873486682809">
                <text:p>141.873486682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.675925925926">
                <text:p>144.675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.484375">
                <text:p>146.48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.964015151515">
                <text:p>147.964015151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.473852040816">
                <text:p>149.473852040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.191558441558">
                <text:p>152.191558441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.986292428198">
                <text:p>152.986292428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.421087533157">
                <text:p>155.421087533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.971840659341">
                <text:p>160.971840659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.934636118598">
                <text:p>157.934636118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.530821917808">
                <text:p>160.530821917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971840659341">
                <text:p>160.97184065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.861187845304">
                <text:p>161.86118784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.861187845304">
                <text:p>161.861187845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.66969273743">
                <text:p>163.66969273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.51906779661">
                <text:p>165.51906779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.052816901408">
                <text:p>165.052816901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.459517045455">
                <text:p>166.459517045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.410714285714">
                <text:p>167.410714285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.410714285714">
                <text:p>167.410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.858069164265">
                <text:p>168.858069164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.890401146132">
                <text:p>167.890401146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.836956521739">
                <text:p>169.836956521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.330668604651">
                <text:p>170.330668604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.827259475219">
                <text:p>170.827259475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.326754385965">
                <text:p>171.326754385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.326754385965">
                <text:p>171.326754385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.326754385965">
                <text:p>171.326754385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.868694362018">
                <text:p>173.868694362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.842920353982">
                <text:p>172.842920353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.354289940828">
                <text:p>173.3542899408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.430389221557">
                <text:p>175.430389221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5.430389221557">
                <text:p>175.430389221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.639481707317">
                <text:p>178.6394817073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.844907407407">
                <text:p>180.844907407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.968167701863">
                <text:p>181.968167701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.257075471698">
                <text:p>184.257075471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.011904761905">
                <text:p>186.011904761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.800480769231">
                <text:p>187.800480769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1.482843137255">
                <text:p>191.482843137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110655737705">
                <text:p>192.110655737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.965719063545">
                <text:p>195.965719063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951858108108">
                <text:p>197.951858108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.298469387755">
                <text:p>199.2984693877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.66352739726">
                <text:p>200.663527397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.353092783505">
                <text:p>201.353092783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.159407665505">
                <text:p>204.159407665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4.873251748252">
                <text:p>204.873251748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4.873251748252">
                <text:p>204.873251748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.316021126761">
                <text:p>206.3160211267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7.779255319149">
                <text:p>207.779255319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.518683274021">
                <text:p>208.518683274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.518683274021">
                <text:p>208.518683274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.263392857143">
                <text:p>209.263392857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8.518683274021">
                <text:p>208.518683274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.845802919708">
                <text:p>213.8458029197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.768884892086">
                <text:p>210.768884892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2.296195652174">
                <text:p>212.296195652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5.418198529412">
                <text:p>215.418198529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0.768884892086">
                <text:p>210.768884892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7.82063197026">
                <text:p>217.82063197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.418198529412">
                <text:p>215.418198529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6.213099630996">
                <text:p>216.213099630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6.213099630996">
                <text:p>216.213099630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.277255639098">
                <text:p>220.277255639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9.452247191011">
                <text:p>219.4522471910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9.452247191011">
                <text:p>219.4522471910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1.108490566038">
                <text:p>221.1084905660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9.452247191011">
                <text:p>219.452247191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.277255639098">
                <text:p>220.277255639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497126436782">
                <text:p>224.4971264367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946022727273">
                <text:p>221.946022727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.360576923077">
                <text:p>225.360576923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5.360576923077">
                <text:p>225.360576923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5.360576923077">
                <text:p>225.360576923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6.230694980695">
                <text:p>226.230694980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8.8818359375">
                <text:p>228.881835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.8818359375">
                <text:p>228.881835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.68405511811">
                <text:p>230.684055118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.68405511811">
                <text:p>230.684055118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.441235059761">
                <text:p>233.441235059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.441235059761">
                <text:p>233.441235059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.316265060241">
                <text:p>235.316265060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.185975609756">
                <text:p>238.185975609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8.185975609756">
                <text:p>238.1859756097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6.265120967742">
                <text:p>236.265120967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.138319672131">
                <text:p>240.1383196721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.126543209877">
                <text:p>241.1265432098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1.126543209877">
                <text:p>241.1265432098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5.162133891213">
                <text:p>245.162133891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3.127593360996">
                <text:p>243.127593360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.192226890756">
                <text:p>246.192226890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8.278601694915">
                <text:p>248.2786016949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0.400641025641">
                <text:p>250.4006410256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1.475321888412">
                <text:p>251.475321888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1.475321888412">
                <text:p>251.4753218884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3.652597402597">
                <text:p>253.652597402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3.652597402597">
                <text:p>253.652597402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5.867903930131">
                <text:p>255.8679039301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6.990131578947">
                <text:p>256.990131578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6.990131578947">
                <text:p>256.9901315789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1.579241071429">
                <text:p>261.5792410714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2.752242152466">
                <text:p>262.752242152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0.416666666667">
                <text:p>260.41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3.935810810811">
                <text:p>263.935810810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3.935810810811">
                <text:p>263.9358108108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5.130090497738">
                <text:p>265.130090497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7.551369863014">
                <text:p>267.551369863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1.267361111111">
                <text:p>271.2673611111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6.335227272727">
                <text:p>266.3352272727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1.267361111111">
                <text:p>271.267361111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6.385613207547">
                <text:p>276.3856132075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6.385613207547">
                <text:p>276.385613207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.352870813397">
                <text:p>280.3528708133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3.061594202899">
                <text:p>283.0615942028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1.700721153846">
                <text:p>281.7007211538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4.43567961165">
                <text:p>284.435679611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.823170731707">
                <text:p>285.823170731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7.224264705882">
                <text:p>287.224264705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.639162561576">
                <text:p>288.639162561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.639162561576">
                <text:p>288.639162561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.823170731707">
                <text:p>285.823170731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1.511194029851">
                <text:p>291.511194029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0.068069306931">
                <text:p>290.068069306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1.511194029851">
                <text:p>291.511194029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1.511194029851">
                <text:p>291.5111940298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7.430203045685">
                <text:p>297.4302030456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3.594559585492">
                <text:p>303.5945595854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2.029639175258">
                <text:p>302.029639175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3.594559585492">
                <text:p>303.594559585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6.773560209424">
                <text:p>306.773560209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.594559585492">
                <text:p>303.5945595854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8.388157894737">
                <text:p>308.3881578947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5.17578125">
                <text:p>305.17578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1.668882978723">
                <text:p>311.668882978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8.388157894737">
                <text:p>308.3881578947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5.020161290323">
                <text:p>315.0201612903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3.335561497326">
                <text:p>313.3355614973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5.020161290323">
                <text:p>315.020161290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8.444293478261">
                <text:p>318.444293478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3.335561497326">
                <text:p>313.3355614973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0.184426229508">
                <text:p>320.184426229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0.184426229508">
                <text:p>320.184426229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0.184426229508">
                <text:p>320.184426229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3.722375690608">
                <text:p>323.722375690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1.943681318681">
                <text:p>321.9436813186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3.722375690608">
                <text:p>323.722375690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7.33938547486">
                <text:p>327.339385474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9.178370786517">
                <text:p>329.1783707865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9.178370786517">
                <text:p>329.178370786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.745689655172">
                <text:p>336.7456896551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2.65350877193">
                <text:p>342.653508771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2.65350877193">
                <text:p>342.65350877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6.708579881657">
                <text:p>346.708579881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0.860778443114">
                <text:p>350.860778443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0.860778443114">
                <text:p>350.860778443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2.974397590361">
                <text:p>352.9743975903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2.974397590361">
                <text:p>352.9743975903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9.470858895706">
                <text:p>359.4708588957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9.470858895706">
                <text:p>359.470858895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9.470858895706">
                <text:p>359.4708588957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3.936335403727">
                <text:p>363.936335403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1.689814814815">
                <text:p>361.6898148148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.689814814815">
                <text:p>361.689814814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8.514150943396">
                <text:p>368.5141509433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5.600961538462">
                <text:p>375.6009615384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5.600961538462">
                <text:p>375.6009615384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5.600961538462">
                <text:p>375.6009615384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3.246644295302">
                <text:p>393.2466442953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5.903716216216">
                <text:p>395.903716216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3.246644295302">
                <text:p>393.2466442953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5.903716216216">
                <text:p>395.9037162162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4.21511627907">
                <text:p>454.215116279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7.763671875">
                <text:p>457.7636718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4.21511627907">
                <text:p>454.215116279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1.36811023622">
                <text:p>461.368110236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1.36811023622">
                <text:p>461.368110236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1.36811023622">
                <text:p>461.368110236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5.029761904762">
                <text:p>465.0297619047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5.029761904762">
                <text:p>465.0297619047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5.029761904762">
                <text:p>465.0297619047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72.530241935484">
                <text:p>472.5302419354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2.530241935484">
                <text:p>472.5302419354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72.530241935484">
                <text:p>472.5302419354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13.980263157895">
                <text:p>513.980263157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18.528761061947">
                <text:p>518.5287610619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3.980263157895">
                <text:p>513.9802631578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18.528761061947">
                <text:p>518.5287610619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3.980263157895">
                <text:p>513.9802631578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65.838068181818">
                <text:p>665.8380681818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65.838068181818">
                <text:p>665.8380681818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65.838068181818">
                <text:p>665.83806818181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1723.34558823529">
                <text:p>1723.345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